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Bitstream Charter" svg:font-family="'Bitstream Charter'" style:font-family-generic="roman" style:font-pitch="variable"/>
    <style:font-face style:name="Bitstream Charter1" svg:font-family="'Bitstream Charter'"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automatic-styles>
    <style:style style:name="Table1" style:family="table">
      <style:table-properties style:width="17.034cm" fo:margin-left="-0.095cm" fo:margin-top="0cm" fo:margin-bottom="0cm" table:align="left"/>
    </style:style>
    <style:style style:name="Table1.A" style:family="table-column">
      <style:table-column-properties style:column-width="17.034cm"/>
    </style:style>
    <style:style style:name="Table1.1" style:family="table-row">
      <style:table-row-properties fo:keep-together="auto"/>
    </style:style>
    <style:style style:name="Table1.A1" style:family="table-cell">
      <style:table-cell-properties fo:background-color="#e6e6e6" fo:padding-left="0.199cm" fo:padding-right="0.191cm" fo:padding-top="0cm" fo:padding-bottom="0cm" fo:border-left="0.5pt solid #000000" fo:border-right="0.5pt solid #000000" fo:border-top="0.5pt solid #000000" fo:border-bottom="none">
        <style:background-image/>
      </style:table-cell-properties>
    </style:style>
    <style:style style:name="Table1.A2" style:family="table-cell">
      <style:table-cell-properties fo:background-color="#e6e6e6" fo:padding-left="0.199cm" fo:padding-right="0.191cm" fo:padding-top="0cm" fo:padding-bottom="0cm" fo:border-left="0.5pt solid #000000" fo:border-right="0.5pt solid #000000" fo:border-top="none" fo:border-bottom="none">
        <style:background-image/>
      </style:table-cell-properties>
    </style:style>
    <style:style style:name="Table1.A6" style:family="table-cell">
      <style:table-cell-properties fo:background-color="#e6e6e6" fo:padding-left="0.199cm" fo:padding-right="0.191cm" fo:padding-top="0cm" fo:padding-bottom="0cm" fo:border-left="0.5pt solid #000000" fo:border-right="0.5pt solid #000000" fo:border-top="none" fo:border-bottom="0.5pt solid #000000">
        <style:background-image/>
      </style:table-cell-properties>
    </style:style>
    <style:style style:name="Tabla1" style:family="table">
      <style:table-properties style:width="17cm" fo:break-before="auto" fo:break-after="auto"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style:writing-mode="page"/>
    </style:style>
    <style:style style:name="Tabla3" style:family="table">
      <style:table-properties style:width="17cm" fo:break-before="auto" fo:break-after="auto" table:align="margins"/>
    </style:style>
    <style:style style:name="Tabla3.A" style:family="table-column">
      <style:table-column-properties style:column-width="17cm" style:rel-column-width="65535*"/>
    </style:style>
    <style:style style:name="Tabla3.A1" style:family="table-cell">
      <style:table-cell-properties style:writing-mode="page"/>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style:writing-mode="page"/>
    </style:style>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8.498cm" style:type="center"/>
          <style:tab-stop style:position="16.999cm" style:type="right"/>
        </style:tab-stops>
      </style:paragraph-properties>
      <style:text-properties fo:font-variant="normal" fo:text-transform="none" fo:color="#000000"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2" style:family="paragraph" style:parent-style-name="Standard">
      <style:paragraph-properties fo:margin-left="0cm" fo:margin-right="0cm" fo:margin-top="0cm" fo:margin-bottom="0.212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3" style:family="paragraph" style:parent-style-name="Standard">
      <style:paragraph-properties fo:margin-left="0cm" fo:margin-right="0cm" fo:margin-top="0cm" fo:margin-bottom="0.212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fo:font-size="12pt" fo:font-style="normal" style:text-underline-style="none" fo:font-weight="normal" officeooo:paragraph-rsid="000f1c5d" style:font-name-asian="Times1" style:font-size-asian="12pt" style:font-style-asian="normal" style:font-weight-asian="normal" style:font-name-complex="Times1" style:font-size-complex="12pt"/>
    </style:style>
    <style:style style:name="P4" style:family="paragraph" style:parent-style-name="Standard">
      <style:paragraph-properties fo:margin-left="0cm" fo:margin-right="0cm" fo:margin-top="0.282cm" fo:margin-bottom="0cm" style:contextual-spacing="false" fo:line-height="100%" fo:text-align="justify" style:justify-single-word="false" fo:keep-together="auto" fo:orphans="0" fo:widows="0" fo:text-indent="0cm" style:auto-text-indent="false" fo:break-before="auto" fo:break-after="auto" fo:padding="0cm" fo:border="none" fo:keep-with-next="auto">
        <style:tab-stops>
          <style:tab-stop style:position="1.423cm"/>
          <style:tab-stop style:position="2.672cm"/>
          <style:tab-stop style:position="3.919cm"/>
          <style:tab-stop style:position="5.168cm"/>
          <style:tab-stop style:position="6.415cm"/>
          <style:tab-stop style:position="7.664cm"/>
          <style:tab-stop style:position="8.911cm"/>
          <style:tab-stop style:position="10.16cm"/>
          <style:tab-stop style:position="11.407cm"/>
          <style:tab-stop style:position="12.654cm"/>
          <style:tab-stop style:position="13.903cm"/>
          <style:tab-stop style:position="15.152cm"/>
          <style:tab-stop style:position="16.399cm"/>
          <style:tab-stop style:position="17.648cm"/>
          <style:tab-stop style:position="18.895cm"/>
          <style:tab-stop style:position="20.144cm"/>
          <style:tab-stop style:position="21.391cm"/>
          <style:tab-stop style:position="22.64cm"/>
          <style:tab-stop style:position="23.887cm"/>
        </style:tab-stops>
      </style:paragraph-properties>
      <style:text-properties fo:font-variant="normal" fo:text-transform="none" fo:color="#000000"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5" style:family="paragraph" style:parent-style-name="Standard">
      <style:paragraph-properties fo:margin-left="0cm" fo:margin-right="0cm" fo:margin-top="0cm" fo:margin-bottom="0.212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fo:font-size="12pt" fo:font-style="normal" style:text-underline-style="none" fo:font-weight="normal" officeooo:rsid="000d82a1" officeooo:paragraph-rsid="000d82a1" style:font-name-asian="Times1" style:font-size-asian="12pt" style:font-style-asian="normal" style:font-weight-asian="normal" style:font-name-complex="Times1" style:font-size-complex="12pt"/>
    </style:style>
    <style:style style:name="P6" style:family="paragraph" style:parent-style-name="Standard">
      <style:paragraph-properties fo:margin-left="0cm" fo:margin-right="0cm" fo:margin-top="0cm" fo:margin-bottom="0.212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fo:background-color="#ffff00" style:font-name-asian="Times1" style:font-size-asian="12pt" style:font-style-asian="normal" style:font-weight-asian="normal" style:font-name-complex="Times1" style:font-size-complex="12pt"/>
    </style:style>
    <style:style style:name="P7" style:family="paragraph" style:parent-style-name="Standard">
      <style:paragraph-properties fo:margin-left="0cm" fo:margin-right="0cm" fo:margin-top="0.282cm" fo:margin-bottom="0cm" style:contextual-spacing="false" fo:line-height="100%" fo:text-align="justify" style:justify-single-word="false" fo:keep-together="auto" fo:orphans="0" fo:widows="0" fo:text-indent="0cm" style:auto-text-indent="false" fo:break-before="auto" fo:break-after="auto" fo:padding="0cm" fo:border="none" fo:keep-with-next="auto">
        <style:tab-stops>
          <style:tab-stop style:position="1.423cm"/>
          <style:tab-stop style:position="2.672cm"/>
          <style:tab-stop style:position="3.919cm"/>
          <style:tab-stop style:position="5.168cm"/>
          <style:tab-stop style:position="6.415cm"/>
          <style:tab-stop style:position="7.664cm"/>
          <style:tab-stop style:position="8.911cm"/>
          <style:tab-stop style:position="10.16cm"/>
          <style:tab-stop style:position="11.407cm"/>
          <style:tab-stop style:position="12.654cm"/>
          <style:tab-stop style:position="13.903cm"/>
          <style:tab-stop style:position="15.152cm"/>
          <style:tab-stop style:position="16.399cm"/>
          <style:tab-stop style:position="17.648cm"/>
          <style:tab-stop style:position="18.895cm"/>
          <style:tab-stop style:position="20.144cm"/>
          <style:tab-stop style:position="21.391cm"/>
          <style:tab-stop style:position="22.64cm"/>
          <style:tab-stop style:position="23.887cm"/>
        </style:tab-stops>
      </style:paragraph-properties>
      <style:text-properties fo:font-variant="normal" fo:text-transform="none" fo:color="#000000" loext:opacity="100%" style:text-line-through-style="none" style:text-line-through-type="none" style:text-position="0% 100%" style:font-name="Times" fo:font-size="12pt" fo:font-style="normal" style:text-underline-style="none" fo:font-weight="normal" fo:background-color="#ffff00" style:font-name-asian="Times1" style:font-size-asian="12pt" style:font-style-asian="normal" style:font-weight-asian="normal" style:font-name-complex="Times1" style:font-size-complex="12pt"/>
    </style:style>
    <style:style style:name="P8" style:family="paragraph" style:parent-style-name="Standard">
      <style:paragraph-properties fo:margin-left="0cm" fo:margin-right="0cm" fo:margin-top="0cm" fo:margin-bottom="0.212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9" style:family="paragraph" style:parent-style-name="Standard">
      <style:paragraph-properties fo:margin-left="0cm" fo:margin-right="0cm" fo:margin-top="0cm" fo:margin-bottom="0.212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0cm"/>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0" style:family="paragraph" style:parent-style-name="Standard">
      <style:paragraph-properties fo:margin-left="0cm" fo:margin-right="0cm" fo:margin-top="0cm" fo:margin-bottom="0.212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1" style:family="paragraph" style:parent-style-name="Standard">
      <style:paragraph-properties fo:margin-left="0cm" fo:margin-right="0cm" fo:margin-top="0cm" fo:margin-bottom="0.212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P12" style:family="paragraph" style:parent-style-name="Standard">
      <style:paragraph-properties fo:margin-left="0.635cm" fo:margin-right="0cm" fo:text-indent="0cm" style:auto-text-indent="false"/>
      <style:text-properties fo:font-variant="normal" fo:text-transform="none" fo:color="#000000" loext:opacity="100%" style:text-line-through-style="none" style:text-line-through-type="none" style:font-name="Times New Roman" fo:font-size="12pt" fo:font-style="normal" style:text-underline-style="none" fo:font-weight="normal" officeooo:rsid="0004e4b9" officeooo:paragraph-rsid="0008aff1" style:text-blinking="false" fo:background-color="#ffff00" style:font-name-asian="Times New Roman1" style:font-size-asian="12pt" style:font-style-asian="normal" style:font-weight-asian="normal" style:font-name-complex="Times New Roman1" style:font-size-complex="12pt"/>
    </style:style>
    <style:style style:name="P13" style:family="paragraph" style:parent-style-name="Standard">
      <style:paragraph-properties fo:margin-left="0.635cm" fo:margin-right="0cm" fo:text-indent="0cm" style:auto-text-indent="false"/>
      <style:text-properties fo:font-variant="normal" fo:text-transform="none" fo:color="#000000" loext:opacity="100%" style:text-line-through-style="none" style:text-line-through-type="none" style:font-name="Times New Roman" fo:font-size="12pt" fo:font-style="normal" style:text-underline-style="none" fo:font-weight="normal" officeooo:rsid="0004e4b9" officeooo:paragraph-rsid="000bd7c1" style:text-blinking="false" fo:background-color="#ffff00" style:font-name-asian="Times New Roman1" style:font-size-asian="12pt" style:font-style-asian="normal" style:font-weight-asian="normal" style:font-name-complex="Times New Roman1" style:font-size-complex="12pt"/>
    </style:style>
    <style:style style:name="P14" style:family="paragraph" style:parent-style-name="Standard">
      <style:paragraph-properties fo:margin-left="0.635cm" fo:margin-right="0cm" fo:text-indent="0cm" style:auto-text-indent="false"/>
      <style:text-properties fo:font-variant="normal" fo:text-transform="none" fo:color="#000000" loext:opacity="100%" style:text-line-through-style="none" style:text-line-through-type="none" style:font-name="Times New Roman" fo:font-size="12pt" fo:font-style="normal" style:text-underline-style="none" fo:font-weight="normal" officeooo:rsid="0004e4b9" style:text-blinking="false" fo:background-color="#ffff00" style:font-name-asian="Times New Roman1" style:font-size-asian="12pt" style:font-style-asian="normal" style:font-weight-asian="normal" style:font-name-complex="Times New Roman1" style:font-size-complex="12pt"/>
    </style:style>
    <style:style style:name="P15" style:family="paragraph" style:parent-style-name="Standard">
      <style:paragraph-properties fo:margin-left="0cm" fo:margin-right="0cm" fo:margin-top="0cm" fo:margin-bottom="0.212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ff"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6" style:family="paragraph" style:parent-style-name="Standard">
      <style:paragraph-properties fo:margin-left="0cm" fo:margin-right="0cm" fo:text-indent="0.661cm" style:auto-text-indent="false"/>
      <style:text-properties fo:font-variant="normal" fo:text-transform="none" fo:color="#0000ff" loext:opacity="100%" style:text-line-through-style="none" style:text-line-through-type="none" style:font-name="Times New Roman" fo:font-size="12pt" fo:font-style="normal" style:text-underline-style="none" fo:font-weight="normal" officeooo:rsid="0004e4b9" style:text-blinking="false" fo:background-color="transparent" style:font-name-asian="Times New Roman1" style:font-size-asian="12pt" style:font-name-complex="Times New Roman1" style:font-size-complex="12pt"/>
    </style:style>
    <style:style style:name="P17" style:family="paragraph" style:parent-style-name="Text_20_body">
      <style:paragraph-properties fo:margin-left="0cm" fo:margin-right="0cm" fo:text-indent="0.661cm" style:auto-text-indent="false"/>
      <style:text-properties fo:font-variant="normal" fo:text-transform="none" fo:color="#0000ff" loext:opacity="100%" style:text-line-through-style="none" style:text-line-through-type="none" style:font-name="Times New Roman" fo:font-size="12pt" fo:font-style="normal" style:text-underline-style="none" fo:font-weight="normal" officeooo:rsid="0004e4b9" style:text-blinking="false" fo:background-color="transparent" style:font-name-asian="Times New Roman1" style:font-size-asian="12pt" style:font-name-complex="Times New Roman1" style:font-size-complex="12pt"/>
    </style:style>
    <style:style style:name="P18" style:family="paragraph" style:parent-style-name="Standard">
      <style:paragraph-properties fo:margin-left="0.635cm" fo:margin-right="0cm" fo:text-indent="0cm" style:auto-text-indent="false"/>
      <style:text-properties fo:font-variant="normal" fo:text-transform="none" fo:color="#0000ff" loext:opacity="100%" style:text-line-through-style="none" style:text-line-through-type="none" style:font-name="Times New Roman" fo:font-size="12pt" fo:font-style="normal" style:text-underline-style="none" fo:font-weight="normal" officeooo:rsid="0004e4b9" style:text-blinking="false" fo:background-color="transparent" style:font-name-asian="Times New Roman1" style:font-size-asian="12pt" style:font-style-asian="normal" style:font-weight-asian="normal" style:font-name-complex="Times New Roman1" style:font-size-complex="12pt"/>
    </style:style>
    <style:style style:name="P19" style:family="paragraph" style:parent-style-name="Standard">
      <style:paragraph-properties fo:margin-left="0.635cm" fo:margin-right="0cm" fo:text-indent="0cm" style:auto-text-indent="false"/>
      <style:text-properties fo:font-variant="normal" fo:text-transform="none" fo:color="#0000ff" loext:opacity="100%" style:text-line-through-style="none" style:text-line-through-type="none" style:font-name="Times New Roman" fo:font-size="12pt" fo:font-style="normal" style:text-underline-style="none" fo:font-weight="normal" officeooo:rsid="0004e4b9" officeooo:paragraph-rsid="0008aff1" style:text-blinking="false" fo:background-color="transparent" style:font-name-asian="Times New Roman1" style:font-size-asian="12pt" style:font-style-asian="normal" style:font-weight-asian="normal" style:font-name-complex="Times New Roman1" style:font-size-complex="12pt"/>
    </style:style>
    <style:style style:name="P20" style:family="paragraph" style:parent-style-name="Standard">
      <style:paragraph-properties fo:margin-left="0.635cm" fo:margin-right="0cm" fo:text-indent="0cm" style:auto-text-indent="false"/>
      <style:text-properties fo:font-variant="normal" fo:text-transform="none" fo:color="#0000ff" loext:opacity="100%" style:text-line-through-style="none" style:text-line-through-type="none" style:font-name="Times New Roman" fo:font-size="12pt" fo:font-style="normal" style:text-underline-style="none" fo:font-weight="normal" officeooo:rsid="0004e4b9" officeooo:paragraph-rsid="000bd7c1" style:text-blinking="false" fo:background-color="transparent" style:font-name-asian="Times New Roman1" style:font-size-asian="12pt" style:font-style-asian="normal" style:font-weight-asian="normal" style:font-name-complex="Times New Roman1" style:font-size-complex="12pt"/>
    </style:style>
    <style:style style:name="P21" style:family="paragraph" style:parent-style-name="Table_20_Contents">
      <style:paragraph-properties fo:text-align="justify" style:justify-single-word="false"/>
      <style:text-properties fo:font-variant="normal" fo:text-transform="none" fo:color="#0000ff" loext:opacity="100%" style:text-line-through-style="none" style:text-line-through-type="none" style:font-name="Times New Roman" fo:font-size="12pt" fo:font-style="normal" style:text-underline-style="none" fo:font-weight="normal" officeooo:rsid="0004e4b9" officeooo:paragraph-rsid="0012870f" style:text-blinking="false" fo:background-color="transparent" style:font-name-asian="Times New Roman1" style:font-size-asian="12pt" style:font-style-asian="normal" style:font-weight-asian="normal" style:font-name-complex="Times New Roman1" style:font-size-complex="12pt"/>
    </style:style>
    <style:style style:name="P22" style:family="paragraph" style:parent-style-name="Table_20_Contents">
      <style:paragraph-properties fo:text-align="justify" style:justify-single-word="false"/>
      <style:text-properties fo:font-variant="normal" fo:text-transform="none" fo:color="#0000ff" loext:opacity="100%" style:text-line-through-style="none" style:text-line-through-type="none" style:font-name="Times New Roman" fo:font-size="12pt" fo:font-style="normal" style:text-underline-style="none" fo:font-weight="normal" officeooo:rsid="0004e4b9" officeooo:paragraph-rsid="0014cb91" style:text-blinking="false" fo:background-color="transparent" style:font-name-asian="Times New Roman1" style:font-size-asian="12pt" style:font-style-asian="normal" style:font-weight-asian="normal" style:font-name-complex="Times New Roman1" style:font-size-complex="12pt"/>
    </style:style>
    <style:style style:name="P23" style:family="paragraph" style:parent-style-name="Table_20_Contents">
      <style:paragraph-properties fo:text-align="justify" style:justify-single-word="false"/>
      <style:text-properties fo:font-variant="normal" fo:text-transform="none" fo:color="#0000ff" loext:opacity="100%" style:text-line-through-style="none" style:text-line-through-type="none" style:font-name="Times New Roman" fo:font-size="12pt" fo:font-style="normal" style:text-underline-style="none" fo:font-weight="normal" officeooo:rsid="0014cb91" officeooo:paragraph-rsid="0014cb91" style:text-blinking="false" fo:background-color="transparent" style:font-name-asian="Times New Roman1" style:font-size-asian="12pt" style:font-style-asian="normal" style:font-weight-asian="normal" style:font-name-complex="Times New Roman1" style:font-size-complex="12pt"/>
    </style:style>
    <style:style style:name="P24" style:family="paragraph" style:parent-style-name="Table_20_Contents">
      <style:paragraph-properties fo:text-align="justify" style:justify-single-word="false"/>
      <style:text-properties fo:font-variant="normal" fo:text-transform="none" fo:color="#0000ff" loext:opacity="100%" style:text-line-through-style="none" style:text-line-through-type="none" style:font-name="Times New Roman" fo:font-size="12pt" fo:font-style="normal" style:text-underline-style="none" fo:font-weight="normal" officeooo:rsid="001675d9" officeooo:paragraph-rsid="001675d9" style:text-blinking="false" fo:background-color="transparent" style:font-name-asian="Times New Roman1" style:font-size-asian="12pt" style:font-style-asian="normal" style:font-weight-asian="normal" style:font-name-complex="Times New Roman1" style:font-size-complex="12pt"/>
    </style:style>
    <style:style style:name="P25" style:family="paragraph" style:parent-style-name="Standard">
      <style:paragraph-properties fo:margin-left="0cm" fo:margin-right="0cm" fo:margin-top="0cm" fo:margin-bottom="0.212cm" style:contextual-spacing="false" fo:line-height="100%" fo:text-align="start" style:justify-single-word="false" fo:keep-together="auto" fo:orphans="0" fo:widows="0" fo:text-indent="0cm" style:auto-text-indent="false" fo:break-before="auto" fo:break-after="auto" fo:padding="0cm" fo:border="none" fo:keep-with-next="auto"/>
    </style:style>
    <style:style style:name="P26" style:family="paragraph" style:parent-style-name="Standard">
      <style:paragraph-properties fo:margin-left="2.101cm" fo:margin-right="0cm" fo:margin-top="0cm" fo:margin-bottom="0.3cm" style:contextual-spacing="false" fo:line-height="100%" fo:text-indent="0cm" style:auto-text-indent="false"/>
    </style:style>
    <style:style style:name="P27" style:family="paragraph" style:parent-style-name="Standard">
      <style:paragraph-properties fo:margin-left="0cm" fo:margin-right="0cm" fo:margin-top="0.282cm" fo:margin-bottom="0cm" style:contextual-spacing="false" fo:line-height="100%" fo:text-align="justify" style:justify-single-word="false" fo:keep-together="auto" fo:orphans="0" fo:widows="0" fo:text-indent="0cm" style:auto-text-indent="false" fo:break-before="auto" fo:break-after="auto" fo:padding="0cm" fo:border="none" fo:keep-with-next="auto">
        <style:tab-stops>
          <style:tab-stop style:position="1.423cm"/>
          <style:tab-stop style:position="2.672cm"/>
          <style:tab-stop style:position="3.919cm"/>
          <style:tab-stop style:position="5.168cm"/>
          <style:tab-stop style:position="6.415cm"/>
          <style:tab-stop style:position="7.664cm"/>
          <style:tab-stop style:position="8.911cm"/>
          <style:tab-stop style:position="10.16cm"/>
          <style:tab-stop style:position="11.407cm"/>
          <style:tab-stop style:position="12.654cm"/>
          <style:tab-stop style:position="13.903cm"/>
          <style:tab-stop style:position="15.152cm"/>
          <style:tab-stop style:position="16.399cm"/>
          <style:tab-stop style:position="17.648cm"/>
          <style:tab-stop style:position="18.895cm"/>
          <style:tab-stop style:position="20.144cm"/>
          <style:tab-stop style:position="21.391cm"/>
          <style:tab-stop style:position="22.64cm"/>
          <style:tab-stop style:position="23.887cm"/>
        </style:tab-stops>
      </style:paragraph-properties>
    </style:style>
    <style:style style:name="P28" style:family="paragraph" style:parent-style-name="Standard">
      <style:paragraph-properties fo:margin-left="0cm" fo:margin-right="0cm" fo:margin-top="0.282cm" fo:margin-bottom="0cm" style:contextual-spacing="false" fo:line-height="100%" fo:text-align="justify" style:justify-single-word="false" fo:keep-together="auto" fo:orphans="0" fo:widows="0" fo:text-indent="0cm" style:auto-text-indent="false" fo:padding="0cm" fo:border="none" fo:keep-with-next="auto">
        <style:tab-stops>
          <style:tab-stop style:position="1.423cm"/>
          <style:tab-stop style:position="2.672cm"/>
          <style:tab-stop style:position="3.919cm"/>
          <style:tab-stop style:position="5.168cm"/>
          <style:tab-stop style:position="6.415cm"/>
          <style:tab-stop style:position="7.664cm"/>
          <style:tab-stop style:position="8.911cm"/>
          <style:tab-stop style:position="10.16cm"/>
          <style:tab-stop style:position="11.407cm"/>
          <style:tab-stop style:position="12.654cm"/>
          <style:tab-stop style:position="13.903cm"/>
          <style:tab-stop style:position="15.152cm"/>
          <style:tab-stop style:position="16.399cm"/>
          <style:tab-stop style:position="17.648cm"/>
          <style:tab-stop style:position="18.895cm"/>
          <style:tab-stop style:position="20.144cm"/>
          <style:tab-stop style:position="21.391cm"/>
          <style:tab-stop style:position="22.64cm"/>
          <style:tab-stop style:position="23.887cm"/>
        </style:tab-stops>
      </style:paragraph-properties>
    </style:style>
    <style:style style:name="P29" style:family="paragraph" style:parent-style-name="Standard">
      <style:paragraph-properties fo:margin-top="0.282cm" fo:margin-bottom="0cm" style:contextual-spacing="false" fo:line-height="100%" fo:text-align="justify" style:justify-single-word="false">
        <style:tab-stops>
          <style:tab-stop style:position="1.423cm"/>
          <style:tab-stop style:position="2.672cm"/>
          <style:tab-stop style:position="3.919cm"/>
          <style:tab-stop style:position="5.168cm"/>
          <style:tab-stop style:position="6.415cm"/>
          <style:tab-stop style:position="7.664cm"/>
          <style:tab-stop style:position="8.911cm"/>
          <style:tab-stop style:position="10.16cm"/>
          <style:tab-stop style:position="11.407cm"/>
          <style:tab-stop style:position="12.654cm"/>
          <style:tab-stop style:position="13.903cm"/>
          <style:tab-stop style:position="15.152cm"/>
          <style:tab-stop style:position="16.399cm"/>
          <style:tab-stop style:position="17.648cm"/>
          <style:tab-stop style:position="18.895cm"/>
          <style:tab-stop style:position="20.144cm"/>
          <style:tab-stop style:position="21.391cm"/>
          <style:tab-stop style:position="22.64cm"/>
          <style:tab-stop style:position="23.887cm"/>
        </style:tab-stops>
      </style:paragraph-properties>
    </style:style>
    <style:style style:name="P30" style:family="paragraph" style:parent-style-name="Standard">
      <style:paragraph-properties fo:margin-left="0cm" fo:margin-right="0cm" fo:margin-top="0.282cm" fo:margin-bottom="0cm" style:contextual-spacing="false" fo:line-height="100%" fo:text-align="justify" style:justify-single-word="false" fo:orphans="0" fo:widows="0" fo:text-indent="0cm" style:auto-text-indent="false" fo:padding="0cm" fo:border="none">
        <style:tab-stops>
          <style:tab-stop style:position="1.423cm"/>
          <style:tab-stop style:position="2.672cm"/>
          <style:tab-stop style:position="3.919cm"/>
          <style:tab-stop style:position="5.168cm"/>
          <style:tab-stop style:position="6.415cm"/>
          <style:tab-stop style:position="7.664cm"/>
          <style:tab-stop style:position="8.911cm"/>
          <style:tab-stop style:position="10.16cm"/>
          <style:tab-stop style:position="11.407cm"/>
          <style:tab-stop style:position="12.654cm"/>
          <style:tab-stop style:position="13.903cm"/>
          <style:tab-stop style:position="15.152cm"/>
          <style:tab-stop style:position="16.399cm"/>
          <style:tab-stop style:position="17.648cm"/>
          <style:tab-stop style:position="18.895cm"/>
          <style:tab-stop style:position="20.144cm"/>
          <style:tab-stop style:position="21.391cm"/>
          <style:tab-stop style:position="22.64cm"/>
          <style:tab-stop style:position="23.887cm"/>
        </style:tab-stops>
      </style:paragraph-properties>
    </style:style>
    <style:style style:name="P31" style:family="paragraph" style:parent-style-name="Standard">
      <style:text-properties fo:color="#0000ff" loext:opacity="100%" style:font-name="Times New Roman" fo:font-size="12pt" style:font-name-asian="Times New Roman1" style:font-size-asian="12pt" style:font-name-complex="Times New Roman1" style:font-size-complex="12pt"/>
    </style:style>
    <style:style style:name="P32" style:family="paragraph" style:parent-style-name="Standard">
      <style:paragraph-properties fo:margin-left="0cm" fo:margin-right="0cm" fo:text-indent="0.661cm" style:auto-text-indent="false"/>
      <style:text-properties fo:color="#0000ff" loext:opacity="100%" style:font-name="Times New Roman" fo:font-size="12pt" style:font-name-asian="Times New Roman1" style:font-size-asian="12pt" style:font-name-complex="Times New Roman1" style:font-size-complex="12pt"/>
    </style:style>
    <style:style style:name="P33" style:family="paragraph" style:parent-style-name="Standard">
      <style:paragraph-properties fo:margin-left="0cm" fo:margin-right="0cm" fo:text-indent="0.661cm" style:auto-text-indent="false"/>
      <style:text-properties fo:color="#0000ff" loext:opacity="100%" style:font-name="Times New Roman" fo:font-size="12pt" officeooo:rsid="0004e4b9" officeooo:paragraph-rsid="0004e4b9" style:font-name-asian="Times New Roman1" style:font-size-asian="12pt" style:font-name-complex="Times New Roman1" style:font-size-complex="12pt"/>
    </style:style>
    <style:style style:name="P34" style:family="paragraph" style:parent-style-name="Standard">
      <style:paragraph-properties fo:margin-left="2.205cm" fo:margin-right="0cm" fo:text-indent="0cm" style:auto-text-indent="false"/>
      <style:text-properties fo:color="#0000ff" loext:opacity="100%" style:font-name="Times New Roman" fo:font-size="12pt" officeooo:rsid="0004e4b9" officeooo:paragraph-rsid="0004e4b9" style:font-name-asian="Times New Roman1" style:font-size-asian="12pt" style:font-name-complex="Times New Roman1" style:font-size-complex="12pt"/>
    </style:style>
    <style:style style:name="P35" style:family="paragraph" style:parent-style-name="Standard">
      <style:text-properties fo:color="#0000ff" loext:opacity="100%" style:font-name="Times New Roman" style:font-name-asian="Times New Roman1" style:font-name-complex="Times New Roman1"/>
    </style:style>
    <style:style style:name="P36" style:family="paragraph" style:parent-style-name="Standard">
      <style:paragraph-properties fo:margin-left="0cm" fo:margin-right="0cm" fo:text-indent="0.661cm" style:auto-text-indent="false"/>
      <style:text-properties fo:color="#0000ff" loext:opacity="100%" style:font-name="Times New Roman" style:font-name-asian="Times New Roman1" style:font-name-complex="Times New Roman1"/>
    </style:style>
    <style:style style:name="P37" style:family="paragraph" style:parent-style-name="Standard">
      <style:paragraph-properties fo:margin-left="0cm" fo:margin-right="0cm" fo:margin-top="0cm" fo:margin-bottom="0.212cm" style:contextual-spacing="false" fo:line-height="100%" fo:text-align="start" style:justify-single-word="false" fo:keep-together="auto" fo:orphans="0" fo:widows="0" fo:text-indent="0cm" style:auto-text-indent="false" fo:break-before="auto" fo:break-after="auto" fo:padding="0cm" fo:border="none" fo:keep-with-next="auto"/>
      <style:text-properties style:text-position="0% 100%"/>
    </style:style>
    <style:style style:name="P38" style:family="paragraph" style:parent-style-name="Standard">
      <style:paragraph-properties fo:margin-left="0cm" fo:margin-right="0cm" fo:text-indent="0cm" style:auto-text-indent="false"/>
    </style:style>
    <style:style style:name="P39" style:family="paragraph" style:parent-style-name="Standard">
      <style:paragraph-properties fo:margin-left="0cm" fo:margin-right="0cm" fo:text-indent="0.661cm" style:auto-text-indent="false"/>
    </style:style>
    <style:style style:name="P40" style:family="paragraph" style:parent-style-name="Standard">
      <style:paragraph-properties fo:margin-left="1.905cm" fo:margin-right="0cm" fo:text-indent="0cm" style:auto-text-indent="false"/>
      <style:text-properties fo:color="#000000" loext:opacity="100%" style:font-name="Times New Roman" fo:font-size="12pt" style:font-name-asian="Times New Roman1" style:font-size-asian="12pt" style:font-name-complex="Times New Roman1" style:font-size-complex="12pt"/>
    </style:style>
    <style:style style:name="P41" style:family="paragraph" style:parent-style-name="Standard">
      <style:text-properties fo:color="#000000" loext:opacity="100%" style:font-name="Times New Roman" fo:font-size="12pt" style:font-name-asian="Times New Roman1" style:font-size-asian="12pt" style:font-name-complex="Times New Roman1" style:font-size-complex="12pt"/>
    </style:style>
    <style:style style:name="P42" style:family="paragraph" style:parent-style-name="Standard">
      <style:paragraph-properties fo:margin-left="2.101cm" fo:margin-right="0cm" fo:margin-top="0cm" fo:margin-bottom="0.3cm" style:contextual-spacing="false" fo:line-height="100%" fo:text-indent="0cm" style:auto-text-indent="false"/>
      <style:text-properties fo:color="#000000" loext:opacity="100%" style:font-name="Times New Roman" fo:font-size="12pt" style:font-name-asian="Times New Roman1" style:font-size-asian="12pt" style:font-name-complex="Times New Roman1" style:font-size-complex="12pt"/>
    </style:style>
    <style:style style:name="P43" style:family="paragraph" style:parent-style-name="Standard">
      <style:paragraph-properties fo:margin-left="0cm" fo:margin-right="0cm" fo:text-indent="0.661cm" style:auto-text-indent="false"/>
      <style:text-properties fo:color="#000000" loext:opacity="100%" style:font-name="Times New Roman" fo:font-size="12pt" style:font-name-asian="Times New Roman1" style:font-size-asian="12pt" style:font-name-complex="Times New Roman1" style:font-size-complex="12pt"/>
    </style:style>
    <style:style style:name="P44" style:family="paragraph" style:parent-style-name="Standard">
      <style:paragraph-properties fo:margin-left="2.205cm" fo:margin-right="0cm" fo:text-indent="0cm" style:auto-text-indent="false"/>
      <style:text-properties fo:color="#000000" loext:opacity="100%" style:font-name="Times New Roman" fo:font-size="12pt" style:font-name-asian="Times New Roman1" style:font-size-asian="12pt" style:font-name-complex="Times New Roman1" style:font-size-complex="12pt"/>
    </style:style>
    <style:style style:name="P45" style:family="paragraph" style:parent-style-name="Standard">
      <style:paragraph-properties fo:margin-left="0.635cm" fo:margin-right="0cm" fo:text-indent="0cm" style:auto-text-indent="false"/>
      <style:text-properties fo:color="#000000" loext:opacity="100%" style:font-name="Times" fo:font-size="12pt" fo:font-style="normal" fo:font-weight="normal" style:font-name-asian="Times1" style:font-size-asian="12pt" style:font-style-asian="normal" style:font-weight-asian="normal" style:font-name-complex="Times1" style:font-size-complex="12pt"/>
    </style:style>
    <style:style style:name="P46" style:family="paragraph" style:parent-style-name="Standard">
      <style:paragraph-properties fo:margin-left="0.635cm" fo:margin-right="0cm" fo:text-indent="0cm" style:auto-text-indent="false"/>
      <style:text-properties fo:color="#000000" loext:opacity="100%" style:font-name="Times" fo:font-size="12pt" fo:font-style="normal" fo:font-weight="normal" fo:background-color="#ffff00" style:font-name-asian="Times1" style:font-size-asian="12pt" style:font-style-asian="normal" style:font-weight-asian="normal" style:font-name-complex="Times1" style:font-size-complex="12pt"/>
    </style:style>
    <style:style style:name="P47" style:family="paragraph" style:parent-style-name="Standard">
      <style:paragraph-properties fo:margin-left="0.635cm" fo:margin-right="0cm" fo:text-indent="0cm" style:auto-text-indent="false"/>
      <style:text-properties fo:color="#000000" loext:opacity="100%" style:font-name="Times" fo:font-size="12pt" fo:font-style="normal" fo:font-weight="bold" style:font-name-asian="Times1" style:font-size-asian="12pt" style:font-style-asian="normal" style:font-weight-asian="bold" style:font-name-complex="Times1" style:font-size-complex="12pt"/>
    </style:style>
    <style:style style:name="P48" style:family="paragraph" style:parent-style-name="Standard">
      <style:paragraph-properties fo:margin-left="0.635cm" fo:margin-right="0cm" fo:text-indent="0cm" style:auto-text-indent="false"/>
    </style:style>
    <style:style style:name="P49" style:family="paragraph" style:parent-style-name="Standard">
      <style:text-properties style:font-name="Times New Roman" style:font-name-asian="Times New Roman1" style:font-name-complex="Times New Roman1"/>
    </style:style>
    <style:style style:name="P50" style:family="paragraph" style:parent-style-name="Standard">
      <style:paragraph-properties fo:margin-left="0cm" fo:margin-right="0cm" fo:margin-top="0cm" fo:margin-bottom="0.212cm" style:contextual-spacing="false" fo:line-height="100%" fo:text-align="start" style:justify-single-word="false" fo:keep-together="auto" fo:orphans="0" fo:widows="0" fo:text-indent="0cm" style:auto-text-indent="false" fo:break-before="auto" fo:break-after="auto" fo:padding="0cm" fo:border="none" fo:keep-with-next="auto"/>
      <style:text-properties fo:background-color="#ffff00"/>
    </style:style>
    <style:style style:name="P51" style:family="paragraph" style:parent-style-name="Table_20_Contents">
      <style:paragraph-properties fo:text-align="justify" style:justify-single-word="false"/>
      <style:text-properties fo:color="#2a6099" loext:opacity="100%" officeooo:rsid="0012870f" officeooo:paragraph-rsid="0012870f" fo:background-color="transparent"/>
    </style:style>
    <style:style style:name="P52" style:family="paragraph" style:parent-style-name="Table_20_Contents">
      <style:paragraph-properties fo:text-align="justify" style:justify-single-word="false"/>
      <style:text-properties fo:color="#2a6099" loext:opacity="100%" officeooo:rsid="0012870f" officeooo:paragraph-rsid="0012870f" fo:background-color="#b4c7dc"/>
    </style:style>
    <style:style style:name="P53" style:family="paragraph" style:parent-style-name="Heading_20_1" style:list-style-name="WWNum1" style:master-page-name="Standard">
      <style:paragraph-properties fo:margin-left="0cm" fo:margin-right="0cm" fo:margin-top="0.423cm" fo:margin-bottom="0.212cm" style:contextual-spacing="false" fo:line-height="100%" fo:text-indent="0cm" style:auto-text-indent="false" style:page-number="1"/>
      <style:text-properties style:font-name="Times New Roman" style:font-name-asian="Times New Roman1" style:font-name-complex="Times New Roman1"/>
    </style:style>
    <style:style style:name="P54" style:family="paragraph" style:parent-style-name="Heading_20_2" style:list-style-name="WWNum1">
      <style:paragraph-properties fo:margin-left="0cm" fo:margin-right="0cm" fo:text-indent="0cm" style:auto-text-indent="false"/>
    </style:style>
    <style:style style:name="P55" style:family="paragraph" style:parent-style-name="Heading_20_2" style:list-style-name="WWNum1">
      <style:paragraph-properties fo:margin-left="0cm" fo:margin-right="0cm" fo:text-indent="0cm" style:auto-text-indent="false"/>
      <style:text-properties style:font-name="Times New Roman" style:font-name-asian="Times New Roman1" style:font-name-complex="Times New Roman1"/>
    </style:style>
    <style:style style:name="P56" style:family="paragraph" style:parent-style-name="Heading_20_2" style:list-style-name="WWNum1">
      <style:paragraph-properties fo:margin-left="0cm" fo:margin-right="0cm" fo:text-indent="0cm" style:auto-text-indent="false">
        <style:tab-stops>
          <style:tab-stop style:position="0cm"/>
        </style:tab-stops>
      </style:paragraph-properties>
      <style:text-properties style:font-name="Times New Roman" style:font-name-asian="Times New Roman1" style:font-name-complex="Times New Roman1"/>
    </style:style>
    <style:style style:name="P57" style:family="paragraph" style:parent-style-name="Heading_20_2" style:list-style-name="WWNum1">
      <style:paragraph-properties fo:margin-left="0cm" fo:margin-right="0cm" fo:text-indent="0cm" style:auto-text-indent="false">
        <style:tab-stops>
          <style:tab-stop style:position="0cm"/>
        </style:tab-stops>
      </style:paragraph-properties>
    </style:style>
    <style:style style:name="P58" style:family="paragraph" style:parent-style-name="Heading_20_2" style:list-style-name="WWNum1">
      <style:paragraph-properties fo:margin-left="0cm" fo:margin-right="0cm" fo:text-align="justify" style:justify-single-word="false" fo:text-indent="0cm" style:auto-text-indent="false"/>
      <style:text-properties fo:color="#000000" loext:opacity="100%" style:text-line-through-style="none" style:text-line-through-type="none"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59" style:family="paragraph" style:parent-style-name="Heading_20_2" style:list-style-name="WWNum1">
      <style:paragraph-properties fo:margin-left="0cm" fo:margin-right="0cm" fo:text-align="justify" style:justify-single-word="false" fo:text-indent="0cm" style:auto-text-indent="false"/>
    </style:style>
    <style:style style:name="P60" style:family="paragraph" style:parent-style-name="Standard">
      <style:paragraph-properties fo:margin-left="0cm" fo:margin-right="0cm" fo:margin-top="0.282cm" fo:margin-bottom="0cm" style:contextual-spacing="false" fo:line-height="100%" fo:text-align="justify" style:justify-single-word="false" fo:orphans="0" fo:widows="0" fo:text-indent="0cm" style:auto-text-indent="false" fo:padding="0cm" fo:border="none">
        <style:tab-stops>
          <style:tab-stop style:position="1.423cm"/>
          <style:tab-stop style:position="2.672cm"/>
          <style:tab-stop style:position="3.919cm"/>
          <style:tab-stop style:position="5.168cm"/>
          <style:tab-stop style:position="6.415cm"/>
          <style:tab-stop style:position="7.664cm"/>
          <style:tab-stop style:position="8.911cm"/>
          <style:tab-stop style:position="10.16cm"/>
          <style:tab-stop style:position="11.407cm"/>
          <style:tab-stop style:position="12.654cm"/>
          <style:tab-stop style:position="13.903cm"/>
          <style:tab-stop style:position="15.152cm"/>
          <style:tab-stop style:position="16.399cm"/>
          <style:tab-stop style:position="17.648cm"/>
          <style:tab-stop style:position="18.895cm"/>
          <style:tab-stop style:position="20.144cm"/>
          <style:tab-stop style:position="21.391cm"/>
          <style:tab-stop style:position="22.64cm"/>
          <style:tab-stop style:position="23.887cm"/>
        </style:tab-stops>
      </style:paragraph-properties>
      <style:text-properties fo:font-variant="normal" fo:text-transform="none" fo:color="#000000" loext:opacity="100%" style:text-line-through-style="none" style:text-line-through-type="none" style:text-position="0% 100%" style:font-name="Bitstream Charter" fo:font-size="10pt" fo:font-style="normal" style:text-underline-style="none" fo:font-weight="normal" style:font-name-asian="Bitstream Charter1" style:font-size-asian="10pt" style:font-style-asian="normal" style:font-weight-asian="normal" style:font-name-complex="Bitstream Charter1" style:font-size-complex="10pt"/>
    </style:style>
    <style:style style:name="P61" style:family="paragraph" style:parent-style-name="Standard">
      <style:paragraph-properties fo:margin-left="0cm" fo:margin-right="0cm" fo:margin-top="0.282cm" fo:margin-bottom="0cm" style:contextual-spacing="false" fo:line-height="100%" fo:text-align="justify" style:justify-single-word="false" fo:keep-together="auto" fo:orphans="0" fo:widows="0" fo:text-indent="0cm" style:auto-text-indent="false" fo:break-before="auto" fo:break-after="auto" fo:padding="0cm" fo:border="none" fo:keep-with-next="auto">
        <style:tab-stops>
          <style:tab-stop style:position="1.423cm"/>
          <style:tab-stop style:position="2.672cm"/>
          <style:tab-stop style:position="3.919cm"/>
          <style:tab-stop style:position="5.168cm"/>
          <style:tab-stop style:position="6.415cm"/>
          <style:tab-stop style:position="7.664cm"/>
          <style:tab-stop style:position="8.911cm"/>
          <style:tab-stop style:position="10.16cm"/>
          <style:tab-stop style:position="11.407cm"/>
          <style:tab-stop style:position="12.654cm"/>
          <style:tab-stop style:position="13.903cm"/>
          <style:tab-stop style:position="15.152cm"/>
          <style:tab-stop style:position="16.399cm"/>
          <style:tab-stop style:position="17.648cm"/>
          <style:tab-stop style:position="18.895cm"/>
          <style:tab-stop style:position="20.144cm"/>
          <style:tab-stop style:position="21.391cm"/>
          <style:tab-stop style:position="22.64cm"/>
          <style:tab-stop style:position="23.887cm"/>
        </style:tab-stops>
      </style:paragraph-properties>
      <style:text-properties fo:font-variant="normal" fo:text-transform="none" fo:color="#000000" loext:opacity="100%" style:text-line-through-style="none" style:text-line-through-type="none" style:text-position="0% 100%" style:font-name="Bitstream Charter" fo:font-size="10pt" fo:font-style="normal" style:text-underline-style="none" fo:font-weight="normal" style:font-name-asian="Bitstream Charter1" style:font-size-asian="10pt" style:font-style-asian="normal" style:font-weight-asian="normal" style:font-name-complex="Bitstream Charter1" style:font-size-complex="10pt"/>
    </style:style>
    <style:style style:name="P62" style:family="paragraph" style:parent-style-name="Standard" style:list-style-name="WWNum2">
      <style:paragraph-properties fo:margin-left="0cm" fo:margin-right="0cm" fo:text-indent="0.661cm" style:auto-text-indent="false"/>
      <style:text-properties fo:font-variant="normal" fo:text-transform="none" fo:color="#0000ff" loext:opacity="100%" style:text-line-through-style="none" style:text-line-through-type="none" style:font-name="Times New Roman" fo:font-size="12pt" fo:font-style="normal" style:text-underline-style="none" fo:font-weight="normal" officeooo:rsid="0004e4b9" officeooo:paragraph-rsid="0006b809" style:text-blinking="false" fo:background-color="transparent" style:font-name-asian="Times New Roman1" style:font-size-asian="12pt" style:font-name-complex="Times New Roman1" style:font-size-complex="12pt"/>
    </style:style>
    <style:style style:name="P63" style:family="paragraph" style:parent-style-name="Standard">
      <style:paragraph-properties fo:margin-left="0cm" fo:margin-right="0cm" fo:text-align="justify" style:justify-single-word="false" fo:text-indent="0cm" style:auto-text-indent="false"/>
      <style:text-properties fo:font-variant="normal" fo:text-transform="none" fo:color="#0000ff" loext:opacity="100%" style:text-line-through-style="none" style:text-line-through-type="none" style:font-name="Times New Roman" fo:font-size="12pt" fo:font-style="normal" style:text-underline-style="none" fo:font-weight="normal" officeooo:rsid="0019cc50" officeooo:paragraph-rsid="0019cc50" style:text-blinking="false" fo:background-color="transparent" style:font-name-asian="Times New Roman1" style:font-size-asian="12pt" style:font-style-asian="normal" style:font-weight-asian="normal" style:font-name-complex="Times New Roman1" style:font-size-complex="12pt"/>
    </style:style>
    <style:style style:name="P64" style:family="paragraph" style:parent-style-name="Standard" style:list-style-name="WWNum1"/>
    <style:style style:name="P65" style:family="paragraph" style:parent-style-name="Standard" style:list-style-name="WWNum2">
      <style:paragraph-properties fo:margin-left="0cm" fo:margin-right="0cm" fo:text-indent="0.661cm" style:auto-text-indent="false"/>
    </style:style>
    <style:style style:name="P66" style:family="paragraph" style:parent-style-name="Standard" style:list-style-name="WWNum1">
      <style:text-properties fo:background-color="#ffff00"/>
    </style:style>
    <style:style style:name="P67" style:family="paragraph" style:parent-style-name="Standard">
      <style:paragraph-properties fo:margin-left="0cm" fo:margin-right="0cm" fo:margin-top="0.282cm" fo:margin-bottom="0cm" style:contextual-spacing="false" fo:line-height="100%" fo:text-align="justify" style:justify-single-word="false" fo:keep-together="auto" fo:orphans="0" fo:widows="0" fo:text-indent="0cm" style:auto-text-indent="false" fo:padding="0cm" fo:border="none" fo:keep-with-next="auto">
        <style:tab-stops>
          <style:tab-stop style:position="1.423cm"/>
          <style:tab-stop style:position="2.672cm"/>
          <style:tab-stop style:position="3.919cm"/>
          <style:tab-stop style:position="5.168cm"/>
          <style:tab-stop style:position="6.415cm"/>
          <style:tab-stop style:position="7.664cm"/>
          <style:tab-stop style:position="8.911cm"/>
          <style:tab-stop style:position="10.16cm"/>
          <style:tab-stop style:position="11.407cm"/>
          <style:tab-stop style:position="12.654cm"/>
          <style:tab-stop style:position="13.903cm"/>
          <style:tab-stop style:position="15.152cm"/>
          <style:tab-stop style:position="16.399cm"/>
          <style:tab-stop style:position="17.648cm"/>
          <style:tab-stop style:position="18.895cm"/>
          <style:tab-stop style:position="20.144cm"/>
          <style:tab-stop style:position="21.391cm"/>
          <style:tab-stop style:position="22.64cm"/>
          <style:tab-stop style:position="23.887cm"/>
        </style:tab-stops>
      </style:paragraph-properties>
      <style:text-properties officeooo:rsid="0018461e" officeooo:paragraph-rsid="0018461e"/>
    </style:style>
    <style:style style:name="P68" style:family="paragraph" style:parent-style-name="Table_20_Contents">
      <style:paragraph-properties fo:text-align="justify" style:justify-single-word="false"/>
      <style:text-properties fo:font-variant="normal" fo:text-transform="none" fo:color="#0000ff" loext:opacity="100%" style:text-line-through-style="none" style:text-line-through-type="none" style:font-name="Times New Roman" fo:font-size="12pt" fo:font-style="normal" style:text-underline-style="none" fo:font-weight="normal" officeooo:rsid="0004e4b9" officeooo:paragraph-rsid="0012870f" style:text-blinking="false" fo:background-color="transparent" style:font-name-asian="Times New Roman1" style:font-size-asian="12pt" style:font-style-asian="normal" style:font-weight-asian="normal" style:font-name-complex="Times New Roman1" style:font-size-complex="12pt"/>
    </style:style>
    <style:style style:name="P69" style:family="paragraph" style:parent-style-name="Table_20_Contents">
      <style:paragraph-properties fo:text-align="justify" style:justify-single-word="false"/>
      <style:text-properties fo:font-variant="normal" fo:text-transform="none" fo:color="#0000ff" loext:opacity="100%" style:text-line-through-style="none" style:text-line-through-type="none" style:font-name="Times New Roman" fo:font-size="12pt" fo:font-style="normal" style:text-underline-style="none" fo:font-weight="normal" officeooo:rsid="001675d9" officeooo:paragraph-rsid="00175f1e" style:text-blinking="false" fo:background-color="transparent" style:font-name-asian="Times New Roman1" style:font-size-asian="12pt" style:font-style-asian="normal" style:font-weight-asian="normal" style:font-name-complex="Times New Roman1" style:font-size-complex="12pt"/>
    </style:style>
    <style:style style:name="P70" style:family="paragraph" style:parent-style-name="Table_20_Contents">
      <style:paragraph-properties fo:text-align="justify" style:justify-single-word="false"/>
      <style:text-properties fo:font-variant="normal" fo:text-transform="none" fo:color="#0000ff" loext:opacity="100%" style:text-line-through-style="none" style:text-line-through-type="none" style:font-name="Times New Roman" fo:font-size="12pt" fo:font-style="normal" style:text-underline-style="none" fo:font-weight="normal" officeooo:rsid="001675d9" officeooo:paragraph-rsid="0018461e" style:text-blinking="false" fo:background-color="transparent" style:font-name-asian="Times New Roman1" style:font-size-asian="12pt" style:font-style-asian="normal" style:font-weight-asian="normal" style:font-name-complex="Times New Roman1" style:font-size-complex="12pt"/>
    </style:style>
    <style:style style:name="P71" style:family="paragraph" style:parent-style-name="Table_20_Contents">
      <style:paragraph-properties fo:text-align="justify" style:justify-single-word="false"/>
      <style:text-properties fo:font-variant="normal" fo:text-transform="none" fo:color="#0000ff" loext:opacity="100%" style:text-line-through-style="none" style:text-line-through-type="none" style:font-name="Times New Roman" fo:font-size="12pt" fo:font-style="normal" style:text-underline-style="none" fo:font-weight="normal" officeooo:rsid="001675d9" officeooo:paragraph-rsid="0019cc50" style:text-blinking="false" fo:background-color="transparent" style:font-name-asian="Times New Roman1" style:font-size-asian="12pt" style:font-style-asian="normal" style:font-weight-asian="normal" style:font-name-complex="Times New Roman1" style:font-size-complex="12pt"/>
    </style:style>
    <style:style style:name="P72" style:family="paragraph" style:parent-style-name="Table_20_Contents">
      <style:paragraph-properties fo:text-align="justify" style:justify-single-word="false"/>
      <style:text-properties fo:font-variant="normal" fo:text-transform="none" fo:color="#0000ff" loext:opacity="100%" style:text-line-through-style="none" style:text-line-through-type="none" style:font-name="Times New Roman" fo:font-size="12pt" fo:font-style="normal" style:text-underline-style="none" fo:font-weight="normal" officeooo:rsid="0019cc50" officeooo:paragraph-rsid="0019cc50" style:text-blinking="false" fo:background-color="transparent" style:font-name-asian="Times New Roman1" style:font-size-asian="12pt" style:font-style-asian="normal" style:font-weight-asian="normal" style:font-name-complex="Times New Roman1" style:font-size-complex="12pt"/>
    </style:style>
    <style:style style:name="P73" style:family="paragraph" style:parent-style-name="Table_20_Contents">
      <style:paragraph-properties fo:text-align="justify" style:justify-single-word="false"/>
      <style:text-properties style:font-name="Bitstream Charter" fo:font-size="10pt" officeooo:rsid="0019cc50" officeooo:paragraph-rsid="0019cc50" style:font-name-asian="Bitstream Charter1" style:font-size-asian="10pt" style:font-name-complex="Bitstream Charter1" style:font-size-complex="10pt"/>
    </style:style>
    <style:style style:name="T1" style:family="text">
      <style:text-properties fo:font-variant="normal" fo:text-transform="none" fo:color="#000000"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T2" style:family="text">
      <style:text-properties fo:font-variant="normal" fo:text-transform="none" fo:color="#000000" loext:opacity="1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T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5" style:family="text">
      <style:text-properties style:font-name="Times New Roman" style:font-name-asian="Times New Roman1" style:font-name-complex="Times New Roman1"/>
    </style:style>
    <style:style style:name="T6" style:family="text">
      <style:text-properties fo:color="#000000" loext:opacity="100%" style:font-name="Times New Roman" fo:font-size="12pt" style:font-name-asian="Times New Roman1" style:font-size-asian="12pt" style:font-name-complex="Times New Roman1" style:font-size-complex="12pt"/>
    </style:style>
    <style:style style:name="T7" style:family="text">
      <style:text-properties fo:color="#000000" loext:opacity="100%" style:font-name="Times New Roman" fo:font-size="18pt" fo:font-weight="bold" style:font-name-asian="Times New Roman1" style:font-size-asian="18pt" style:font-weight-asian="bold" style:font-name-complex="Times New Roman1" style:font-size-complex="18pt"/>
    </style:style>
    <style:style style:name="T8" style:family="text">
      <style:text-properties fo:color="#000000" loext:opacity="100%" fo:font-size="12pt" style:font-size-asian="12pt" style:font-size-complex="12pt"/>
    </style:style>
    <style:style style:name="T9" style:family="text">
      <style:text-properties fo:color="#000000" loext:opacity="100%" style:font-name="Times" fo:font-size="12pt" fo:font-style="normal" fo:font-weight="normal" style:font-name-asian="Times1" style:font-size-asian="12pt" style:font-style-asian="normal" style:font-weight-asian="normal" style:font-name-complex="Times1" style:font-size-complex="12pt"/>
    </style:style>
    <style:style style:name="T10" style:family="text">
      <style:text-properties fo:color="#000000" loext:opacity="100%" style:font-name="Times" fo:font-size="12pt" fo:font-style="normal" fo:font-weight="normal" officeooo:rsid="000a53da" style:font-name-asian="Times1" style:font-size-asian="12pt" style:font-style-asian="normal" style:font-weight-asian="normal" style:font-name-complex="Times1" style:font-size-complex="12pt"/>
    </style:style>
    <style:style style:name="T11" style:family="text">
      <style:text-properties fo:color="#000000" loext:opacity="100%" style:font-name="Times" fo:font-size="12pt" fo:font-style="normal" fo:font-weight="bold" style:font-name-asian="Times1" style:font-size-asian="12pt" style:font-style-asian="normal" style:font-weight-asian="bold" style:font-name-complex="Times1" style:font-size-complex="12pt"/>
    </style:style>
    <style:style style:name="T12" style:family="text">
      <style:text-properties fo:color="#000000" loext:opacity="100%" fo:font-size="18pt" fo:font-style="normal" fo:font-weight="bold" style:font-size-asian="18pt" style:font-style-asian="normal" style:font-weight-asian="bold" style:font-size-complex="18pt"/>
    </style:style>
    <style:style style:name="T13" style:family="text">
      <style:text-properties fo:color="#000000" loext:opacity="100%" style:text-line-through-style="none" style:text-line-through-type="none" fo:font-size="18pt" fo:font-style="normal" style:text-underline-style="none" fo:font-weight="bold" style:font-size-asian="18pt" style:font-style-asian="normal" style:font-weight-asian="bold" style:font-size-complex="18pt"/>
    </style:style>
    <style:style style:name="T14" style:family="text">
      <style:text-properties fo:color="#0000ff" loext:opacity="100%" style:font-name="Times New Roman" fo:font-size="12pt" style:font-name-asian="Times New Roman1" style:font-size-asian="12pt" style:font-name-complex="Times New Roman1" style:font-size-complex="12pt"/>
    </style:style>
    <style:style style:name="T15" style:family="text">
      <style:text-properties fo:color="#0000ff" loext:opacity="100%" style:font-name="Times New Roman" style:font-name-asian="Times New Roman1" style:font-name-complex="Times New Roman1"/>
    </style:style>
    <style:style style:name="T16" style:family="text">
      <style:text-properties fo:color="#1155cc" loext:opacity="100%" style:text-underline-style="solid" style:text-underline-width="auto" style:text-underline-color="font-color"/>
    </style:style>
    <style:style style:name="T17" style:family="text">
      <style:text-properties fo:color="#000080" loext:opacity="10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8" style:family="text">
      <style:text-properties fo:font-size="18pt" fo:font-weight="bold" style:font-size-asian="18pt" style:font-weight-asian="bold" style:font-size-complex="18pt"/>
    </style:style>
    <style:style style:name="T19" style:family="text">
      <style:text-properties fo:font-weight="normal" style:font-weight-asian="normal"/>
    </style:style>
    <style:style style:name="T20" style:family="text">
      <style:text-properties fo:font-style="italic" style:font-style-asian="italic"/>
    </style:style>
    <style:style style:name="T21" style:family="text">
      <style:text-properties officeooo:rsid="0006b809"/>
    </style:style>
    <style:style style:name="T22" style:family="text">
      <style:text-properties officeooo:rsid="0008aff1"/>
    </style:style>
    <style:style style:name="T23" style:family="text">
      <style:text-properties officeooo:rsid="0014cb91"/>
    </style:style>
    <style:style style:name="T24" style:family="text">
      <style:text-properties officeooo:rsid="0018461e"/>
    </style:style>
    <style:style style:name="T25" style:family="text">
      <style:text-properties officeooo:rsid="0019cc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39180807" text:style-name="WWNum1">
        <text:list-item>
          <text:p text:style-name="P53">PRÁCTICA: Creación de aplicaciones en C (I)</text:p>
        </text:list-item>
      </text:list>
      <table:table table:name="Table1" table:style-name="Table1">
        <table:table-column table:style-name="Table1.A"/>
        <table:table-header-rows>
          <table:table-row table:style-name="Table1.1">
            <table:table-cell table:style-name="Table1.A1" office:value-type="string">
              <text:p text:style-name="P41">Objetivos:</text:p>
            </table:table-cell>
          </table:table-row>
        </table:table-header-rows>
        <table:table-row table:style-name="Table1.1">
          <table:table-cell table:style-name="Table1.A2" office:value-type="string">
            <text:p text:style-name="P42">-Manejo del Lenguaje C</text:p>
          </table:table-cell>
        </table:table-row>
        <table:table-row table:style-name="Table1.1">
          <table:table-cell table:style-name="Table1.A2" office:value-type="string">
            <text:p text:style-name="P42">-Uso de funciones de librería y ficheros cabecera</text:p>
          </table:table-cell>
        </table:table-row>
        <table:table-row table:style-name="Table1.1">
          <table:table-cell table:style-name="Table1.A2" office:value-type="string">
            <text:p text:style-name="P42">-Etapas y uso del compilador: gcc</text:p>
            <text:p text:style-name="P26"><text:span text:style-name="T6">-Manejo de ficheros usando la librería </text:span><text:span text:style-name="T5">estándar</text:span><text:span text:style-name="T6"> de C</text:span></text:p>
          </table:table-cell>
        </table:table-row>
        <table:table-row table:style-name="Table1.1">
          <table:table-cell table:style-name="Table1.A2" office:value-type="string">
            <text:p text:style-name="P42">-Crear librerías dinámicas y estáticas</text:p>
          </table:table-cell>
        </table:table-row>
        <table:table-row table:style-name="Table1.1">
          <table:table-cell table:style-name="Table1.A6" office:value-type="string">
            <text:p text:style-name="P42">-Gestionar los proyectos con make</text:p>
          </table:table-cell>
        </table:table-row>
      </table:table>
      <text:list xml:id="list111957168034488" text:continue-numbering="true" text:style-name="WWNum1">
        <text:list-item>
          <text:list>
            <text:list-item>
              <text:p text:style-name="P55">Sabe instalar lo necesario para programar en c y sus librerías</text:p>
            </text:list-item>
          </text:list>
        </text:list-item>
      </text:list>
      <text:p text:style-name="P25"><text:span text:style-name="T3">Instala o comprueba que </text:span><text:span text:style-name="T5">están</text:span><text:span text:style-name="T3"> instalados los siguientes paquetes o aplicaciones: </text:span></text:p>
      <text:p text:style-name="P10">Compilador, librerías y documentación necesaria para programar en C:</text:p>
      <text:p text:style-name="P15">sudo apt update</text:p>
      <text:p text:style-name="P31">sudo apt install build-essential // Con este paquete se instalan los paquetes esenciales para programar en C</text:p>
      <text:p text:style-name="P49">Además de ayuda y documentación extra:</text:p>
      <text:p text:style-name="P35">sudo apt install <text:s/>debian-keyring //GnuPG keys of Debian Developers</text:p>
      <text:p text:style-name="Standard"><text:span text:style-name="T15">sudo apt install <text:s/></text:span><text:span text:style-name="T14">gcc-doc</text:span><text:span text:style-name="T15"> //Documentation for the GNU compilers (gcc, gobjc, g++) </text:span></text:p>
      <text:p text:style-name="P35">sudo apt install <text:s/>glibc-doc //Embedded GNU C Library: Documentation</text:p>
      <text:p text:style-name="P35">sudo apt install <text:s/>manpages-dev //Manual pages about using GNU/Linux for development</text:p>
      <text:p text:style-name="P31"/>
      <text:p text:style-name="P49">Instala la ayuda y documentación de la APIs de POSIX:</text:p>
      <text:p text:style-name="P35">sudo apt install manpages-posix //Manual pages about using POSIX system</text:p>
      <text:p text:style-name="P35"/>
      <text:p text:style-name="Standard">POSIX(POSIX es el <text:a xlink:type="simple" xlink:href="https://es.wikipedia.org/wiki/Acrónimo" text:style-name="ListLabel_20_1" text:visited-style-name="ListLabel_20_1"><text:span text:style-name="T16">acrónimo</text:span></text:a> de Portable Operating System Interface, y X viene de <text:a xlink:type="simple" xlink:href="https://es.wikipedia.org/wiki/UNIX" text:style-name="ListLabel_20_1" text:visited-style-name="ListLabel_20_1"><text:span text:style-name="T16">UNIX</text:span></text:a> como seña de identidad de la <text:a xlink:type="simple" xlink:href="https://es.wikipedia.org/wiki/Application_Programming_Interface" text:style-name="ListLabel_20_1" text:visited-style-name="ListLabel_20_1"><text:span text:style-name="T16">API</text:span></text:a>.), norma que define una interfaz estándar del sistema operativo y el entorno, incluyendo un intérprete de comandos (o "shell"), y programas de utilidades comunes para apoyar la portabilidad de las aplicaciones a nivel de código fuente. El nombre POSIX surgió de la recomendación de <text:a xlink:type="simple" xlink:href="https://es.wikipedia.org/wiki/Richard_Stallman" text:style-name="ListLabel_20_1" text:visited-style-name="ListLabel_20_1"><text:span text:style-name="T16">Richard Stallman</text:span></text:a>, que por aquel entonces en la década de 1980 formaba parte del comité de IEEE.</text:p>
      <text:list xml:id="list111958291620902" text:continue-numbering="true" text:style-name="WWNum1">
        <text:list-item>
          <text:list>
            <text:list-item>
              <text:p text:style-name="P54">Sabe usar la ayuda a la programación </text:p>
            </text:list-item>
          </text:list>
        </text:list-item>
      </text:list>
      <text:p text:style-name="P10">Utilización del man:</text:p>
      <text:p text:style-name="P25"><text:span text:style-name="T3">A partir de ahora vamos a utilizar comandos del “</text:span><text:span text:style-name="T4">bash</text:span><text:span text:style-name="T3">”, funciones de librería de C también conocidas como las “API” de “C”, funciones de</text:span><text:span text:style-name="T5"> librería del </text:span><text:span text:style-name="T3">SO Linux también conocidas como las API-s de Linux. Para obtener la ayuda correcta dentro del man, vamos a analizar las secciones de la ayuda del man:</text:span></text:p>
      <text:p text:style-name="P11">Nº de Sección - Tema</text:p>
      <text:p text:style-name="P10">1-.User commands o comandos del bash</text:p>
      <text:p text:style-name="P10">2-.System calls o <text:s/>funciones del SO Linux también conocidas como las API-s de Linux</text:p>
      <text:p text:style-name="P10"><text:soft-page-break/>3-.Subroutines o funciones de librería de C también conocidas como las “API” de “C”</text:p>
      <text:p text:style-name="P10">4-.Devices </text:p>
      <text:p text:style-name="P10">5-.File Formats </text:p>
      <text:p text:style-name="P10">6-.Games </text:p>
      <text:p text:style-name="P10">7-.Miscellanous </text:p>
      <text:p text:style-name="P10">8-.System Administration </text:p>
      <text:p text:style-name="P10">9-.New </text:p>
      <text:p text:style-name="P10">Uso: man [opciones] [sección] &lt;nombre&gt; </text:p>
      <text:p text:style-name="P10">Ejemplos: </text:p>
      <text:p text:style-name="P15">$ man 1 write</text:p>
      <text:p text:style-name="P15">$ man 2 write <text:line-break/>$ man chmod <text:line-break/>$ man 5 shadow <text:line-break/>$ man -a passwd # Aparece información de todas las secciones</text:p>
      <text:list xml:id="list111957809139236" text:continue-numbering="true" text:style-name="WWNum1">
        <text:list-item>
          <text:list>
            <text:list-item>
              <text:p text:style-name="P56">Sabe usar las herramientas de programación</text:p>
              <text:list>
                <text:list-item>
                  <text:p text:style-name="P64">Editor de C:</text:p>
                </text:list-item>
              </text:list>
            </text:list-item>
          </text:list>
        </text:list-item>
      </text:list>
      <text:p text:style-name="P9">Gedit</text:p>
      <text:p text:style-name="P9">Ir a Ver-&gt;Modo resaltado-&gt;Fuentes-&gt;C</text:p>
      <text:p text:style-name="P9"/>
      <text:list xml:id="list111958734931377" text:continue-numbering="true" text:style-name="WWNum1">
        <text:list-item>
          <text:list>
            <text:list-item>
              <text:p text:style-name="P57"><text:span text:style-name="T7">Sabe </text:span><text:span text:style-name="T5">dónde</text:span><text:span text:style-name="T7"> </text:span><text:span text:style-name="T5">están</text:span><text:span text:style-name="T7"> los ficheros cabeceras y librerías en linux</text:span></text:p>
            </text:list-item>
          </text:list>
        </text:list-item>
      </text:list>
      <text:p text:style-name="P43">1.- ¿Qué contiene el fichero stdio.h?</text:p>
      <text:p text:style-name="P32"/>
      <text:p text:style-name="P33">Whereis stdio.h (para saber dnd esta)</text:p>
      <text:p text:style-name="P33">contiene cabeceras de las funciones de entrada y salida cómo printf (gedit /usr/include/stdio.h para ver su contenido)</text:p>
      <text:p text:style-name="P33"/>
      <text:p text:style-name="P39"><text:span text:style-name="T6">2.- Localiza el prototipo/declaración/cabecera de la función printf</text:span><text:span text:style-name="T5"> en </text:span><text:span text:style-name="T14">/usr/include/stdio.h</text:span></text:p>
      <text:p text:style-name="P32">extern int printf (const char *__restrict __format, ...);</text:p>
      <text:p text:style-name="P36"/>
      <text:p text:style-name="P39"><text:span text:style-name="T5">3.-</text:span><text:span text:style-name="T6"> ¿</text:span><text:span text:style-name="T5">Dónde</text:span><text:span text:style-name="T6"> están las librerías o bibliotecas libc.so y libc.a estándar de C en linux?</text:span></text:p>
      <text:p text:style-name="P32">/usr/lib/x86_64-linux-gnu/libc.a</text:p>
      <text:p text:style-name="P32">/usr/lib/x86_64-linux-gnu/libc.so</text:p>
      <text:p text:style-name="P33">usando el whereis las encuentro</text:p>
      <text:p text:style-name="P32"/>
      <text:p text:style-name="P39"><text:span text:style-name="T5">4.-</text:span><text:span text:style-name="T6"> Para más información échale un vistazo a la documentación de la librería estándar de C.</text:span></text:p>
      <text:p text:style-name="P39"><text:a xlink:type="simple" xlink:href="http://www.gnu.org/software/libc/manual/html_mono/libc.html" text:style-name="ListLabel_20_2" text:visited-style-name="ListLabel_20_2"><text:span text:style-name="T17">http://www.gnu.org/software/libc/manual/html_mono/libc.html</text:span></text:a></text:p>
      <text:p text:style-name="P39"/>
      <text:p text:style-name="P39"/>
      <text:list xml:id="list111957364888448" text:continue-numbering="true" text:style-name="WWNum1">
        <text:list-item>
          <text:list>
            <text:list-item>
              <text:p text:style-name="P54">Sabe manejarse entre los ficheros intermedios de las diferentes etapas de compilación</text:p>
            </text:list-item>
          </text:list>
        </text:list-item>
      </text:list>
      <text:p text:style-name="P39"><text:soft-page-break/><text:span text:style-name="T5">1</text:span><text:span text:style-name="T6">.- Crea un programa fuente “pi.c” que contenga el código siguiente:</text:span></text:p>
      <text:p text:style-name="P44">#include &lt;stdio.h&gt;</text:p>
      <text:p text:style-name="P44">#define PI 3.1415</text:p>
      <text:p text:style-name="P44">int main ()</text:p>
      <text:p text:style-name="P44">{</text:p>
      <text:p text:style-name="P44">char c;</text:p>
      <text:p text:style-name="P44">printf("¿Quieres conocer al número PI? (S/N)");</text:p>
      <text:p text:style-name="P44">c=getchar();</text:p>
      <text:p text:style-name="P44">if (c=='S' || c=='s') printf("%f\n",PI);</text:p>
      <text:p text:style-name="P44">else</text:p>
      <text:p text:style-name="P44">printf("Agur\n");</text:p>
      <text:p text:style-name="P44">return 0;</text:p>
      <text:p text:style-name="P44">}</text:p>
      <text:p text:style-name="P44"/>
      <text:p text:style-name="P34">gedit pi.c y ahi copio el codigo</text:p>
      <text:p text:style-name="P43">a) Preprocesa el programa pi.c y analiza el código.</text:p>
      <text:p text:style-name="P16"><text:bookmark text:name="docs-internal-guid-8023200f-7fff-ef9c-b288-aef45d27f70a"/>gcc -o pi.i -E pi.c</text:p>
      <text:p text:style-name="P43"/>
      <text:p text:style-name="P32"/>
      <text:p text:style-name="P39"><text:span text:style-name="T6">b) </text:span><text:span text:style-name="T5">Obtén</text:span><text:span text:style-name="T6"> pi.s (ensamblado).</text:span></text:p>
      <text:p text:style-name="P16">gcc -o pi.s -<text:span text:style-name="T21">S </text:span>pi.i</text:p>
      <text:p text:style-name="P32"/>
      <text:p text:style-name="P39"><text:span text:style-name="T6">c) </text:span><text:span text:style-name="T5">Obtén</text:span><text:span text:style-name="T6"> pi.o (objeto).</text:span></text:p>
      <text:p text:style-name="P17"><text:bookmark text:name="docs-internal-guid-605e1e37-7fff-03da-0c4b-cbd1b54bef49"/>gcc -o pi.o -c pi.s</text:p>
      <text:p text:style-name="P16"/>
      <text:list xml:id="list2350506388" text:style-name="WWNum2">
        <text:list-item>
          <text:list>
            <text:list-item>
              <text:p text:style-name="P65"><text:span text:style-name="T5">Obtén</text:span><text:span text:style-name="T6"> el ejecutable pi a partir del fuente.</text:span></text:p>
              <text:p text:style-name="P62">Gcc -o pi pi.c</text:p>
            </text:list-item>
          </text:list>
        </text:list-item>
      </text:list>
      <text:p text:style-name="P40"/>
      <text:list xml:id="list111957304501410" text:continue-list="list111957364888448" text:style-name="WWNum1">
        <text:list-item>
          <text:list>
            <text:list-item>
              <text:p text:style-name="P54">Sabe abrir un fichero en modo lectura</text:p>
            </text:list-item>
          </text:list>
        </text:list-item>
      </text:list>
      <text:p text:style-name="P39">1<text:span text:style-name="T8">.- </text:span><text:span text:style-name="T9">Realiza un programa en C que preguntando al usuario el nombre de un fichero calcule su tamaño en bytes </text:span>utilizando las funciones fopen, fgetc y fclose de las librerías de C<text:span text:style-name="T9"> .</text:span></text:p>
      <text:p text:style-name="P45"/>
      <text:p text:style-name="P45">Ejemplo:</text:p>
      <text:p text:style-name="P48"><text:span text:style-name="T9">$ </text:span><text:span text:style-name="T11">gcc -o longFich longFich.c </text:span></text:p>
      <text:p text:style-name="P48"><text:span text:style-name="T9">$ </text:span><text:span text:style-name="T11">./longFich </text:span></text:p>
      <text:p text:style-name="P47">¿De qué fichero deseas conocer el tamaño?longFich.c </text:p>
      <text:p text:style-name="P47">El tamaño del fichero es de 483 </text:p>
      <text:p text:style-name="P48"><text:span text:style-name="T9">$</text:span><text:span text:style-name="T11"> ls -l longFich.c </text:span></text:p>
      <text:p text:style-name="P48"><text:span text:style-name="T9">-rw-r--r-- 1 kepa kepa </text:span><text:span text:style-name="T11">483</text:span><text:span text:style-name="T9"> 2013-03-01 12:36 longFich.c </text:span></text:p>
      <text:p text:style-name="P18"/>
      <text:p text:style-name="P19">gedit longFich.c y ahi introducir el programa</text:p>
      <text:p text:style-name="P19">gcc -o longFich longFich.c </text:p>
      <text:p text:style-name="P19">./longFich <text:s/><text:span text:style-name="T22">(ejecuta)</text:span></text:p>
      <text:p text:style-name="P19"/>
      <text:p text:style-name="P12">#include &lt;stdio.h&gt;</text:p>
      <text:p text:style-name="P12"/>
      <text:p text:style-name="P12">int main() {</text:p>
      <text:p text:style-name="P12"><text:s text:c="4"/>char nombre_archivo[100];</text:p>
      <text:p text:style-name="P12"><text:soft-page-break/><text:s text:c="4"/>FILE *archivo;</text:p>
      <text:p text:style-name="P12"><text:s text:c="4"/>int tamaño = 0;</text:p>
      <text:p text:style-name="P12"><text:s text:c="4"/>char caracter;</text:p>
      <text:p text:style-name="P12"/>
      <text:p text:style-name="P12"><text:s text:c="4"/>// Solicitar al usuario el nombre del archivo</text:p>
      <text:p text:style-name="P12"><text:s text:c="4"/>printf("Introduce el nombre del archivo: ");</text:p>
      <text:p text:style-name="P12"><text:s text:c="4"/>scanf("%s", nombre_archivo);</text:p>
      <text:p text:style-name="P12"/>
      <text:p text:style-name="P12"><text:s text:c="4"/>// Abrir el archivo en modo lectura</text:p>
      <text:p text:style-name="P12"><text:s text:c="4"/>archivo = fopen(nombre_archivo, "r");</text:p>
      <text:p text:style-name="P12"/>
      <text:p text:style-name="P12"><text:s text:c="4"/>// Verificar si el archivo se ha abierto correctamente</text:p>
      <text:p text:style-name="P12"><text:s text:c="4"/>if (archivo == NULL) {</text:p>
      <text:p text:style-name="P12"><text:s text:c="8"/>printf("No se pudo abrir el archivo.\n");</text:p>
      <text:p text:style-name="P12"><text:s text:c="8"/>return 1;</text:p>
      <text:p text:style-name="P12"><text:s text:c="4"/>}</text:p>
      <text:p text:style-name="P12"/>
      <text:p text:style-name="P12"><text:s text:c="4"/>// Leer el archivo caracter por caracter y contar el tamaño</text:p>
      <text:p text:style-name="P12"><text:s text:c="4"/>while ((caracter = fgetc(archivo)) != EOF) {</text:p>
      <text:p text:style-name="P12"><text:s text:c="8"/>tamaño++;</text:p>
      <text:p text:style-name="P12"><text:s text:c="4"/>}</text:p>
      <text:p text:style-name="P12"/>
      <text:p text:style-name="P12"><text:s text:c="4"/>// Cerrar el archivo</text:p>
      <text:p text:style-name="P12"><text:s text:c="4"/>fclose(archivo);</text:p>
      <text:p text:style-name="P12"/>
      <text:p text:style-name="P12"><text:s text:c="4"/>// Mostrar el tamaño del archivo en bytes</text:p>
      <text:p text:style-name="P12"><text:s text:c="4"/>printf("El tamaño del archivo %s es %d bytes.\n", nombre_archivo, tamaño);</text:p>
      <text:p text:style-name="P12"/>
      <text:p text:style-name="P12"><text:s text:c="4"/>return 0;</text:p>
      <text:p text:style-name="P12">}</text:p>
      <text:p text:style-name="P46"/>
      <text:list xml:id="list111957903489883" text:continue-numbering="true" text:style-name="WWNum1">
        <text:list-item>
          <text:list>
            <text:list-item>
              <text:p text:style-name="P54">Sabe abrir un fichero en modo escritura</text:p>
            </text:list-item>
          </text:list>
        </text:list-item>
      </text:list>
      <text:p text:style-name="P39">1<text:span text:style-name="T9">.- Realiza un programa en C que preguntando al usuario por el nombre de un fichero escriba en este el abecedario tanto en minúsculas como en mayúsculas, cada uno en una fila. <text:s/></text:span><text:span text:style-name="T10">Utilizando fputc</text:span></text:p>
      <text:p text:style-name="P45"/>
      <text:p text:style-name="P45">Ejemplo:</text:p>
      <text:p text:style-name="P48"><text:span text:style-name="T9">$ </text:span><text:span text:style-name="T11">gcc -o abece abece.c </text:span></text:p>
      <text:p text:style-name="P48"><text:span text:style-name="T9">$ </text:span><text:span text:style-name="T11">./abece </text:span></text:p>
      <text:p text:style-name="P47">Introduce el nombre del fichero a crear: prueba.txt </text:p>
      <text:p text:style-name="P48"><text:span text:style-name="T9">$ </text:span><text:span text:style-name="T11">less prueba.txt </text:span></text:p>
      <text:p text:style-name="P47">abcdefghijklmnopqrstuvwxyz </text:p>
      <text:p text:style-name="P47">ABCDEFGHIJKLMNOPQRSTUVWXYZ </text:p>
      <text:p text:style-name="P18"/>
      <text:p text:style-name="P20">gedit abece.c</text:p>
      <text:p text:style-name="P20">gcc -o abece abece.c </text:p>
      <text:p text:style-name="P20">./abece </text:p>
      <text:p text:style-name="P13"/>
      <text:p text:style-name="P14">#include &lt;stdio.h&gt;</text:p>
      <text:p text:style-name="P14"/>
      <text:p text:style-name="P14"><text:soft-page-break/>int main() {</text:p>
      <text:p text:style-name="P14"><text:s text:c="4"/>char nombre_archivo[100];</text:p>
      <text:p text:style-name="P14"><text:s text:c="4"/>FILE *archivo;</text:p>
      <text:p text:style-name="P14"><text:s text:c="4"/>char letra;</text:p>
      <text:p text:style-name="P14"/>
      <text:p text:style-name="P14"><text:s text:c="4"/>// Solicitar al usuario el nombre del archivo</text:p>
      <text:p text:style-name="P14"><text:s text:c="4"/>printf("Introduce el nombre del archivo: ");</text:p>
      <text:p text:style-name="P14"><text:s text:c="4"/>scanf("%s", nombre_archivo);</text:p>
      <text:p text:style-name="P14"/>
      <text:p text:style-name="P14"><text:s text:c="4"/>// Abrir el archivo en modo escritura</text:p>
      <text:p text:style-name="P14"><text:s text:c="4"/>archivo = fopen(nombre_archivo, "w");</text:p>
      <text:p text:style-name="P14"/>
      <text:p text:style-name="P14"><text:s text:c="4"/>// Verificar si el archivo se ha abierto correctamente</text:p>
      <text:p text:style-name="P14"><text:s text:c="4"/>if (archivo == NULL) {</text:p>
      <text:p text:style-name="P14"><text:s text:c="8"/>printf("No se pudo abrir el archivo.\n");</text:p>
      <text:p text:style-name="P14"><text:s text:c="8"/>return 1;</text:p>
      <text:p text:style-name="P14"><text:s text:c="4"/>}</text:p>
      <text:p text:style-name="P14"/>
      <text:p text:style-name="P14"><text:s text:c="4"/>// Escribir el abecedario en minúsculas</text:p>
      <text:p text:style-name="P14"><text:s text:c="4"/>for (letra = 'a'; letra &lt;= 'z'; letra++) {</text:p>
      <text:p text:style-name="P14"><text:s text:c="8"/>fputc(letra,archivo);</text:p>
      <text:p text:style-name="P14"><text:s text:c="4"/>}</text:p>
      <text:p text:style-name="P14"/>
      <text:p text:style-name="P14"><text:s text:c="4"/>fputc('\n',archivo);</text:p>
      <text:p text:style-name="P14"/>
      <text:p text:style-name="P14"><text:s text:c="4"/>// Escribir el abecedario en mayúsculas</text:p>
      <text:p text:style-name="P14"><text:s text:c="4"/>for (letra = 'A'; letra &lt;= 'Z'; letra++) {</text:p>
      <text:p text:style-name="P14"><text:s text:c="8"/>fputc(letra,archivo);</text:p>
      <text:p text:style-name="P14"><text:s text:c="4"/>}</text:p>
      <text:p text:style-name="P14"/>
      <text:p text:style-name="P14"><text:s text:c="4"/>// Cerrar el archivo</text:p>
      <text:p text:style-name="P14"><text:s text:c="4"/>fclose(archivo);</text:p>
      <text:p text:style-name="P14"/>
      <text:p text:style-name="P14"><text:s text:c="4"/>return 0;</text:p>
      <text:p text:style-name="P14">}</text:p>
      <text:p text:style-name="P45"/>
      <text:p text:style-name="P38"><text:span text:style-name="T12">Sabe </text:span><text:span text:style-name="T18">utilizar</text:span><text:span text:style-name="T12"> los ejecutables en otros programas: </text:span></text:p>
      <text:list xml:id="list111958742097269" text:continue-numbering="true" text:style-name="WWNum1">
        <text:list-item>
          <text:list>
            <text:list-item>
              <text:p text:style-name="P64">1.-Realiza un programa por lotes o script de Bash que ejecute los dos ejecutables realizados en los ejercicios anteriores. Si el primer ejecutable se ejecuta correctamente que se ejecute el segundo. Para ello si el ejecutable “abece” termina correctamente, ejecute “longFich”, y si no muestre un mensaje de que el primer programa ha fallado. El programa se detalla abajo. Comprueba su uso correcto.</text:p>
            </text:list-item>
          </text:list>
        </text:list-item>
      </text:list>
      <text:p text:style-name="P37"/>
      <text:p text:style-name="P8">gedit bashscript.sh</text:p>
      <text:list xml:id="list111956906048966" text:continue-numbering="true" text:style-name="WWNum1">
        <text:list-item>
          <text:list>
            <text:list-item>
              <text:p text:style-name="P66"><text:span text:style-name="T19">./</text:span>abece</text:p>
            </text:list-item>
          </text:list>
        </text:list-item>
      </text:list>
      <text:p text:style-name="P6">if [ $? -eq 0 ] ; then</text:p>
      <text:p text:style-name="P50"><text:span text:style-name="T1"><text:s text:c="4"/>./</text:span><text:span text:style-name="T2">longFich</text:span></text:p>
      <text:p text:style-name="P6"><text:soft-page-break/><text:s text:c="4"/>echo -e "\nwell done"</text:p>
      <text:p text:style-name="P6"><text:s text:c="4"/>exit 0</text:p>
      <text:p text:style-name="P6">else</text:p>
      <text:p text:style-name="P6"><text:s text:c="4"/>echo -e "\nfailed"</text:p>
      <text:p text:style-name="P6"><text:s text:c="4"/>exit 1</text:p>
      <text:p text:style-name="P6">fi</text:p>
      <text:p text:style-name="P2"/>
      <text:p text:style-name="P3">chmod u+x bashscript.sh</text:p>
      <text:p text:style-name="P2">./bashscript.sh</text:p>
      <text:p text:style-name="P2"/>
      <text:p text:style-name="P5">lo que está en amarillo es lo que hay que escribir en bashscript.sh</text:p>
      <text:list xml:id="list111957317165027" text:continue-numbering="true" text:style-name="WWNum1">
        <text:list-item>
          <text:list>
            <text:list-item>
              <text:p text:style-name="P54">Sabe gestionar ficheros usando librerías propias </text:p>
            </text:list-item>
          </text:list>
        </text:list-item>
      </text:list>
      <text:p text:style-name="P27"><text:span text:style-name="T1">1.-El siguiente programa principal “numeroaes.c” </text:span>está<text:span text:style-name="T1"> incompleto:</text:span></text:p>
      <text:p text:style-name="P7">#include &lt;stdio.h&gt; </text:p>
      <text:p text:style-name="P7">int main()</text:p>
      <text:p text:style-name="P7">{</text:p>
      <text:p text:style-name="P7">char nombre[80],c;</text:p>
      <text:p text:style-name="P7">FILE *fp;</text:p>
      <text:p text:style-name="P7">int contador=0;</text:p>
      <text:p text:style-name="P7">printf ("¿De qué fichero deseas conocer el número de aes?");</text:p>
      <text:p text:style-name="P7">scanf("%s",nombre);</text:p>
      <text:p text:style-name="P7">fp=fopen(nombre,"r");</text:p>
      <text:p text:style-name="P7">if (fp==NULL)</text:p>
      <text:p text:style-name="P7"><text:s text:c="8"/>{</text:p>
      <text:p text:style-name="P7"><text:s text:c="13"/>printf("No se puede abrir el fichero %s \n",nombre);</text:p>
      <text:p text:style-name="P7"><text:s text:c="13"/>return -1;</text:p>
      <text:p text:style-name="P7"><text:s text:c="9"/>}</text:p>
      <text:p text:style-name="P7">else</text:p>
      <text:p text:style-name="P7"><text:s text:c="8"/>{ <text:s text:c="6"/>contador=ffichnumcarac('a',fp);</text:p>
      <text:p text:style-name="P7"><text:s text:c="16"/>fclose(fp);</text:p>
      <text:p text:style-name="P7"><text:s text:c="16"/>printf("El número de a-s es de %d",contador);</text:p>
      <text:p text:style-name="P7"><text:s text:c="8"/>}</text:p>
      <text:p text:style-name="P7"><text:soft-page-break/>return 0;</text:p>
      <text:p text:style-name="P7">}</text:p>
      <text:p text:style-name="P4">Se pide:</text:p>
      <text:p text:style-name="P27"><text:span text:style-name="T1">a)Completa la función “ffichnumcarac”</text:span> dentro de “numeroaes.c”<text:span text:style-name="T1">. A esta función se le pasarán como </text:span>parámetros<text:span text:style-name="T1"> el descriptor de fichero y el carácter a buscar. Y nos devolverá el número de veces que aparece dicho carácter en el fichero. Ejecuta dicho programa principal</text:span> <text:span text:style-name="T20">numeroaes</text:span>.</text:p>
      <table:table table:name="Tabla1" table:style-name="Tabla1">
        <table:table-column table:style-name="Tabla1.A"/>
        <table:table-row>
          <table:table-cell table:style-name="Tabla1.A1" office:value-type="string">
            <text:p text:style-name="P21">Gedit numeroaes.c</text:p>
            <text:p text:style-name="P52">#include &lt;stdio.h&gt; </text:p>
            <text:p text:style-name="P52"/>
            <text:p text:style-name="P52">int ffichnumcarac(char c, FILE *fd);</text:p>
            <text:p text:style-name="P52"/>
            <text:p text:style-name="P52">int main()</text:p>
            <text:p text:style-name="P52">{</text:p>
            <text:p text:style-name="P52">char nombre[80],c;</text:p>
            <text:p text:style-name="P52">FILE *fp;</text:p>
            <text:p text:style-name="P52">int contador=0;</text:p>
            <text:p text:style-name="P52">printf ("¿De qué fichero deseas conocer el número de aes?");</text:p>
            <text:p text:style-name="P52">scanf("%s",nombre);</text:p>
            <text:p text:style-name="P52">fp=fopen(nombre,"r");</text:p>
            <text:p text:style-name="P52">if (fp==NULL)</text:p>
            <text:p text:style-name="P52">{</text:p>
            <text:p text:style-name="P52"><text:tab/>printf("No se puede abrir el fichero %s \n",nombre);</text:p>
            <text:p text:style-name="P52"><text:tab/>return -1;</text:p>
            <text:p text:style-name="P52">}</text:p>
            <text:p text:style-name="P52">else</text:p>
            <text:p text:style-name="P52">{</text:p>
            <text:p text:style-name="P52"><text:tab/>contador=ffichnumcarac('a',fp);</text:p>
            <text:p text:style-name="P52"><text:tab/>fclose(fp);</text:p>
            <text:p text:style-name="P52"><text:tab/>printf("El número de a-s es de %d",contador);</text:p>
            <text:p text:style-name="P52">}</text:p>
            <text:p text:style-name="P52">return 0;</text:p>
            <text:p text:style-name="P52">}</text:p>
            <text:p text:style-name="P52">int ffichnumcarac (char c, FILE *fd)</text:p>
            <text:p text:style-name="P52">{</text:p>
            <text:p text:style-name="P52"><text:tab/>int contador=0;</text:p>
            <text:p text:style-name="P52"><text:tab/>char letra;</text:p>
            <text:p text:style-name="P52"><text:tab/>letra=fgetc(fd);</text:p>
            <text:p text:style-name="P52"><text:tab/>while (letra!=EOF)</text:p>
            <text:p text:style-name="P52"><text:tab/>{</text:p>
            <text:p text:style-name="P52"><text:tab/><text:tab/>if (letra==c)</text:p>
            <text:p text:style-name="P52"><text:tab/><text:tab/>{</text:p>
            <text:p text:style-name="P52"><text:tab/><text:tab/><text:tab/>contador++;</text:p>
            <text:p text:style-name="P52"><text:tab/><text:tab/>}</text:p>
            <text:p text:style-name="P52"><text:tab/><text:tab/>letra=fgetc(fd);</text:p>
            <text:p text:style-name="P52"><text:tab/>}</text:p>
            <text:p text:style-name="P52"><text:tab/>return contador;</text:p>
            <text:p text:style-name="P52"><text:soft-page-break/>}</text:p>
            <text:p text:style-name="P51"/>
            <text:p text:style-name="P21">gcc -o numAs numeroaes.c</text:p>
            <text:p text:style-name="P21">./numAs</text:p>
          </table:table-cell>
        </table:table-row>
      </table:table>
      <text:p text:style-name="P28"/>
      <text:p text:style-name="P27">b) Ahora i<text:span text:style-name="T1">ntroduce dicha función </text:span>“ffichnumcarac” <text:span text:style-name="T1">en un módulo que se llamará “general.c”. Finalmente introduce dicho módulo en una biblioteca </text:span>estática<text:span text:style-name="T1"> cuyo nombre será “libgeneral.a”. Y </text:span>crea el ejecutable <text:span text:style-name="T20">numeroaes</text:span> usando dicha librería estática. Para ello modifica el programa principal para que la compilación tenga éxito.</text:p>
      <table:table table:name="Tabla2" table:style-name="Tabla2">
        <table:table-column table:style-name="Tabla2.A"/>
        <table:table-row>
          <table:table-cell table:style-name="Tabla2.A1" office:value-type="string">
            <text:p text:style-name="P22">Gedit general.c <text:span text:style-name="T23">(ahí escribir el subprograma ffichnumcarac, #include &lt;stdio.h&gt; </text:span><text:span text:style-name="T25">arriba</text:span><text:span text:style-name="T23">)</text:span></text:p>
            <text:p text:style-name="P23">gcc -c general.c -o general.o</text:p>
            <text:p text:style-name="P23">ar rv libgeneral.a general.o</text:p>
            <text:p text:style-name="P23">ranlib libgeneral.a</text:p>
            <text:p text:style-name="P24">gedit numeroaes.c (ahi borrar <text:span text:style-name="T23">el subprograma ffichnumcarac</text:span>)</text:p>
            <text:p text:style-name="P24">gcc -L. -I. -o numeroaes numeroaes.c -lgeneral -static</text:p>
            <text:p text:style-name="P24">./numeroaes</text:p>
          </table:table-cell>
        </table:table-row>
      </table:table>
      <text:p text:style-name="P30"/>
      <text:p text:style-name="P29">c) Ahora introduce dicha función “ffichnumcarac” en un módulo que se llamará “general.c”. Finalmente introduce dicho módulo en una biblioteca dinámica cuyo nombre será “libgeneral.so”. Y crea el ejecutable <text:span text:style-name="T20">numeroaes</text:span> usando dicha librería dinámica. Para ello modifica el programa principal para que la compilación tenga éxito.</text:p>
      <table:table table:name="Tabla3" table:style-name="Tabla3">
        <table:table-column table:style-name="Tabla3.A"/>
        <table:table-row>
          <table:table-cell table:style-name="Tabla3.A1" office:value-type="string">
            <text:p text:style-name="P69">Gcc -c general.c -o general2.o -fPIC</text:p>
            <text:p text:style-name="P69">ld -o libgeneral.so general2.o -shared</text:p>
            <text:p text:style-name="P70">gcc -o numeroaes2 numeroaes.c -I. -L. -lgeneral -Bdynamic</text:p>
            <text:p text:style-name="P70">LD_LIBRARY_PATH=$LD_LIBRARY_PATH:/home/jon</text:p>
            <text:p text:style-name="P71">export LD_LIBRARY_PATH</text:p>
            <text:p text:style-name="P71">./numeroaes2</text:p>
          </table:table-cell>
        </table:table-row>
      </table:table>
      <text:p text:style-name="P67"/>
      <text:list xml:id="list111957454822645" text:continue-numbering="true" text:style-name="WWNum1">
        <text:list-item>
          <text:list>
            <text:list-item>
              <text:p text:style-name="P58"/>
            </text:list-item>
            <text:list-item>
              <text:p text:style-name="P58"/>
            </text:list-item>
            <text:list-item>
              <text:p text:style-name="P59">Sabe ejecutar un <text:span text:style-name="T13">comando </text:span>de<text:span text:style-name="T13"> bas</text:span>h <text:span text:style-name="T13">shell desde C</text:span></text:p>
            </text:list-item>
            <text:list-item>
              <text:p text:style-name="P64">¿Para qué sirve la función system?. Ejecuta el siguiente código:</text:p>
            </text:list-item>
          </text:list>
        </text:list-item>
      </text:list>
      <text:p text:style-name="P61">#include &lt;stdlib.h&gt;</text:p>
      <text:p text:style-name="P60">#include&lt;stdio.h&gt;<text:line-break/>int main(){<text:line-break/>system("ls -l");<text:line-break/>return 0;<text:line-break/>}</text:p>
      <table:table table:name="Tabla4" table:style-name="Tabla4">
        <table:table-column table:style-name="Tabla4.A"/>
        <table:table-row>
          <table:table-cell table:style-name="Tabla4.A1" office:value-type="string">
            <text:p text:style-name="P73">Con System podemos ejecutar comandos de Bash desde C como si los estuvieramos escribiendo en la terminal.</text:p>
            <text:p text:style-name="P73"/>
            <text:p text:style-name="P72">Gedit ejemplo.c (ahí escribo el programa que me han dado)</text:p>
            <text:p text:style-name="P63">gcc -o ejemplo ejemplo.c </text:p>
            <text:p text:style-name="P63">./ejemplo.</text:p>
          </table:table-cell>
        </table:table-row>
      </table:table>
      <text:p text:style-name="P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Bitstream Charter" svg:font-family="'Bitstream Charter'" style:font-family-generic="roman" style:font-pitch="variable"/>
    <style:font-face style:name="Bitstream Charter1" svg:font-family="'Bitstream Charter'"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fo:font-size="12pt" fo:language="es" fo:country="ES" style:letter-kerning="false" style:font-name-asian="Times1" style:font-size-asian="12pt" style:language-asian="zh" style:country-asian="CN" style:font-name-complex="Time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fo:font-size="12pt" fo:language="es" fo:country="ES" style:letter-kerning="false" style:font-name-asian="Times1" style:font-size-asian="12pt" style:language-asian="zh" style:country-asian="CN" style:font-name-complex="Time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indent="0cm" style:auto-text-indent="false" fo:keep-with-next="always"/>
      <style:text-properties style:font-name="Helvetica Neue" fo:font-family="'Helvetica Neue'" style:font-family-generic="roman" style:font-pitch="variable" fo:font-size="16pt" fo:font-weight="bold" style:font-name-asian="Helvetica Neue1" style:font-family-asian="'Helvetica Neue'" style:font-family-generic-asian="system" style:font-pitch-asian="variable" style:font-size-asian="16pt" style:font-weight-asian="bold" style:font-name-complex="Helvetica Neue1" style:font-family-complex="'Helvetica Neue'"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cm" fo:margin-right="0cm" fo:margin-top="0cm" fo:margin-bottom="0cm" style:contextual-spacing="false" fo:line-height="100%" fo:text-indent="0cm" style:auto-text-indent="false"/>
      <style:text-properties style:font-name="Times" fo:font-family="Times" style:font-family-generic="roman" style:font-pitch="variable" fo:font-size="18pt" fo:font-weight="bold" style:font-name-asian="Times1" style:font-family-asian="Times" style:font-family-generic-asian="system" style:font-pitch-asian="variable" style:font-size-asian="18pt" style:font-weight-asian="bold" style:font-name-complex="Times1" style:font-family-complex="Times"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cm" fo:margin-bottom="0cm" style:contextual-spacing="false" fo:line-height="100%" fo:text-indent="0cm" style:auto-text-indent="false" fo:keep-with-next="always"/>
      <style:text-properties style:font-name="Helvetica Neue" fo:font-family="'Helvetica Neue'" style:font-family-generic="roman" style:font-pitch="variable" fo:font-size="14pt" fo:font-weight="bold" style:font-name-asian="Helvetica Neue1" style:font-family-asian="'Helvetica Neue'" style:font-family-generic-asian="system" style:font-pitch-asian="variable" style:font-size-asian="14pt" style:font-weight-asian="bold" style:font-name-complex="Helvetica Neue1" style:font-family-complex="'Helvetica Neue'"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style style:name="Subtitle" style:family="paragraph" style:parent-style-name="normal" style:next-style-name="Standard" style:default-outline-level="" style:class="chapter">
      <style:paragraph-properties fo:margin-left="0cm" fo:margin-right="0cm" fo:margin-top="0.282cm" fo:margin-bottom="0cm" style:contextual-spacing="false" fo:line-height="100%"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loext:opacity="100%" style:text-line-through-style="none" style:text-line-through-type="none" style:font-name="Arial" fo:font-family="Arial" style:font-family-generic="roman" style:font-pitch="variable" fo:font-size="32pt" fo:font-style="normal" style:text-underline-style="none" fo:font-weight="normal" style:font-name-asian="Arial1" style:font-family-asian="Arial"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000080" loext:opacity="100%"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i" text:start-value="500">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8.498cm" style:type="center"/>
          <style:tab-stop style:position="16.999cm" style:type="right"/>
        </style:tab-stops>
      </style:paragraph-properties>
      <style:text-properties fo:font-variant="normal" fo:text-transform="none" fo:color="#000000"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461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83cm" fo:margin-left="0cm" fo:margin-right="0cm" fo:margin-bottom="0.982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utor: Kepa Bengoetxea<text:tab/> <text:s text:c="30"/>Práctica: Creación de Aplicaciones en C (GNU/Linux)</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3-04T11:19:56.630904022</dc:date>
    <meta:editing-duration>PT20M52S</meta:editing-duration>
    <meta:editing-cycles>4</meta:editing-cycles>
    <meta:document-statistic meta:table-count="5" meta:image-count="0" meta:object-count="0" meta:page-count="8" meta:paragraph-count="262" meta:word-count="1506" meta:character-count="10143" meta:non-whitespace-character-count="8451"/>
  </office:meta>
</office:document-meta>
</file>